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44bcc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e84c" officeooo:paragraph-rsid="001fe84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2e3b8e" officeooo:paragraph-rsid="002e3b8e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81f13" officeooo:paragraph-rsid="00281f13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2dd40a" officeooo:paragraph-rsid="002dd40a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352a69" officeooo:paragraph-rsid="002f628e" fo:background-color="transparent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2232db" officeooo:paragraph-rsid="002232db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4c612a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4c612a" officeooo:paragraph-rsid="004c612a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#fff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#ffff00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23dfa3" officeooo:paragraph-rsid="0023dfa3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244bcc" officeooo:paragraph-rsid="00244bcc" fo:background-color="transparent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6pt" fo:font-weight="normal" officeooo:rsid="0024d75d" officeooo:paragraph-rsid="0024d75d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6pt" fo:font-weight="normal" officeooo:rsid="00262098" officeooo:paragraph-rsid="00262098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6pt" fo:font-weight="normal" officeooo:rsid="00262c60" officeooo:paragraph-rsid="00262c60" fo:background-color="transparent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6pt" fo:font-weight="normal" officeooo:rsid="00281f13" officeooo:paragraph-rsid="00281f13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6pt" fo:font-weight="normal" officeooo:rsid="0029e675" officeooo:paragraph-rsid="0029e675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2bd642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fo:font-weight="normal" officeooo:rsid="002bd642" officeooo:paragraph-rsid="00324a30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6pt" fo:font-weight="normal" officeooo:rsid="002c8553" officeooo:paragraph-rsid="002c8553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6pt" fo:font-weight="normal" officeooo:rsid="002dd40a" officeooo:paragraph-rsid="002dd40a" fo:background-color="transparent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weight="normal" officeooo:rsid="002e3b8e" officeooo:paragraph-rsid="002e3b8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weight="normal" officeooo:rsid="002f628e" officeooo:paragraph-rsid="002f628e" fo:background-color="transparent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6pt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6pt" fo:font-weight="normal" officeooo:rsid="00352a69" officeooo:paragraph-rsid="00352a69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0d3d" officeooo:paragraph-rsid="00220d3d" style:font-size-asian="16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232db" officeooo:paragraph-rsid="002232db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c8553" officeooo:paragraph-rsid="002c8553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4bcc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4d75d" officeooo:paragraph-rsid="00244bc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4d75d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c60" officeooo:paragraph-rsid="00262c6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e3b8e" officeooo:paragraph-rsid="002e3b8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36e2" officeooo:paragraph-rsid="003736e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7f7a1" officeooo:paragraph-rsid="0037f7a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3d5ef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d5ef9" officeooo:paragraph-rsid="00592c1e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45bd54" officeooo:paragraph-rsid="0045bd5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0535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0535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4d14" officeooo:paragraph-rsid="003a4d14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d5b1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d5b1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ad032" officeooo:paragraph-rsid="005ad03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bee0b" officeooo:paragraph-rsid="005bee0b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c4373" officeooo:paragraph-rsid="005c4373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262098" officeooo:paragraph-rsid="00262098" fo:background-color="#ffff00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c15c7" fo:background-color="#ffff00" style:font-size-asian="14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58f60" officeooo:paragraph-rsid="00358f60" fo:background-color="transparent" style:font-size-asian="14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36e2" officeooo:paragraph-rsid="003736e2" fo:background-color="transparent" style:font-size-asian="14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d5ef9" fo:background-color="transparent" style:font-size-asian="14pt" style:font-style-asian="normal" style:font-weight-asian="bold" style:font-size-complex="16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d5ef9" officeooo:paragraph-rsid="003949e7" fo:background-color="transparent" style:font-size-asian="14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f7a1" officeooo:paragraph-rsid="0037f7a1" fo:background-color="transparent" style:font-size-asian="14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949e7" officeooo:paragraph-rsid="003949e7" fo:background-color="#ffff00" style:font-size-asian="14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0535" officeooo:paragraph-rsid="003a0535" fo:background-color="#ffff00" style:font-size-asian="14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f74a" officeooo:paragraph-rsid="003af74a" fo:background-color="#ffff00" style:font-size-asian="14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8f60" officeooo:paragraph-rsid="00358f60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c8553" officeooo:paragraph-rsid="002c8553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cd06" officeooo:paragraph-rsid="0035cd06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949e7" officeooo:paragraph-rsid="003949e7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352a69" officeooo:paragraph-rsid="00352a69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e3b8e" officeooo:paragraph-rsid="002e3b8e" fo:background-color="#ffff00" style:font-size-asian="16pt" style:font-style-asian="italic" style:font-weight-asian="normal" style:font-size-complex="16pt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239b39" officeooo:paragraph-rsid="00239b39" fo:background-color="transparent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normal" officeooo:rsid="004c612a" officeooo:paragraph-rsid="00239b39" fo:background-color="transparent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8pt" fo:font-weight="bold" officeooo:rsid="00352a69" officeooo:paragraph-rsid="002f628e" fo:background-color="transparent" style:font-size-asian="18pt" style:font-weight-asian="bold" style:font-size-complex="18pt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officeooo:rsid="003d5ef9" officeooo:paragraph-rsid="00352a69" fo:background-color="transparent" style:font-size-asian="18pt" style:font-style-asian="normal" style:font-weight-asian="bold" style:font-size-complex="18pt" style:font-style-complex="normal" style:font-weight-complex="bold"/>
    </style:style>
    <style:style style:name="P95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fo:font-size="16pt" fo:font-weight="normal" officeooo:paragraph-rsid="003eff8d" style:font-size-asian="16pt" style:font-weight-asian="normal" style:font-size-complex="16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fo:font-size="16pt" fo:font-weight="normal" officeooo:rsid="001e1259" officeooo:paragraph-rsid="001e1259" style:font-size-asian="16pt" style:font-weight-asian="normal" style:font-size-complex="16pt" style:font-weight-complex="normal"/>
    </style:style>
    <style:style style:name="P98" style:family="paragraph" style:parent-style-name="Standard" style:list-style-name="L3">
      <style:paragraph-properties fo:text-align="justify" style:justify-single-word="false"/>
      <style:text-properties fo:font-size="16pt" fo:font-weight="normal" officeooo:rsid="00239b39" officeooo:paragraph-rsid="00239b39" style:font-size-asian="16pt" style:font-weight-asian="normal" style:font-size-complex="16pt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fo:font-size="16pt" fo:font-weight="normal" officeooo:rsid="004ade63" officeooo:paragraph-rsid="004ade63" style:font-size-asian="16pt" style:font-weight-asian="normal" style:font-size-complex="16pt" style:font-weight-complex="normal"/>
    </style:style>
    <style:style style:name="P100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style:font-size-asian="16pt" style:font-weight-asian="bold" style:font-size-complex="16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font-size="16pt" fo:font-weight="bold" officeooo:rsid="001e1259" officeooo:paragraph-rsid="001e1259" style:font-size-asian="16pt" style:font-weight-asian="bold" style:font-size-complex="16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e1259" officeooo:paragraph-rsid="001e1259" style:font-size-asian="16pt" style:font-style-asian="italic" style:font-weight-asian="normal" style:font-size-complex="16pt" style:font-style-complex="italic" style:font-weight-complex="normal"/>
    </style:style>
    <style:style style:name="P103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1fe84c" officeooo:paragraph-rsid="001fe84c" style:font-size-asian="16pt" style:font-style-asian="italic" style:font-weight-asian="normal" style:font-size-complex="16pt" style:font-style-complex="italic" style:font-weight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fo:font-size="16pt" fo:font-style="italic" style:text-underline-style="solid" style:text-underline-width="auto" style:text-underline-color="font-color" fo:font-weight="normal" officeooo:rsid="0020f27c" officeooo:paragraph-rsid="0020f27c" style:font-size-asian="16pt" style:font-style-asian="italic" style:font-weight-asian="normal" style:font-size-complex="16pt" style:font-style-complex="italic" style:font-weight-complex="normal"/>
    </style:style>
    <style:style style:name="P105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e1259" officeooo:paragraph-rsid="001e1259" style:font-size-asian="16pt" style:font-style-asian="normal" style:font-weight-asian="normal" style:font-size-complex="16pt" style:font-style-complex="normal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fe84c" officeooo:paragraph-rsid="001fe84c" style:font-size-asian="16pt" style:font-style-asian="normal" style:font-weight-asian="normal" style:font-size-complex="16pt" style:font-style-complex="normal" style:font-weight-complex="normal"/>
    </style:style>
    <style:style style:name="P107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404e42" officeooo:paragraph-rsid="00404e42" style:font-size-asian="16pt" style:font-style-asian="normal" style:font-weight-asian="normal" style:font-size-complex="16pt" style:font-style-complex="normal" style:font-weight-complex="normal"/>
    </style:style>
    <style:style style:name="P108" style:family="paragraph" style:parent-style-name="Standard" style:list-style-name="L2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09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bee0b" officeooo:paragraph-rsid="005ad032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52a69" officeooo:paragraph-rsid="00352a69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3c15c7" officeooo:paragraph-rsid="003af74a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5bee0b" officeooo:paragraph-rsid="005ad032" fo:background-color="#ffff00" style:font-size-asian="14pt" style:font-style-asian="normal" style:font-weight-asian="normal" style:font-size-complex="16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37f7a1" officeooo:paragraph-rsid="0037f7a1" fo:background-color="transparent" style:font-size-asian="14pt" style:font-style-asian="normal" style:font-weight-asian="bold" style:font-size-complex="16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4d14" officeooo:paragraph-rsid="003a4d14" fo:background-color="#ffff00" style:font-size-asian="14pt" style:font-style-asian="normal" style:font-weight-asian="normal" style:font-size-complex="16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3ad5b1" officeooo:paragraph-rsid="003ad5b1" fo:background-color="#ffff00" style:font-size-asian="14pt" style:font-style-asian="normal" style:font-weight-asian="normal" style:font-size-complex="16pt" style:font-style-complex="normal" style:font-weight-complex="normal"/>
    </style:style>
    <style:style style:name="P117" style:family="paragraph" style:parent-style-name="Standard" style:list-style-name="L2">
      <style:paragraph-properties fo:text-align="justify" style:justify-single-word="false"/>
      <style:text-properties style:text-position="0% 100%" fo:font-size="16pt" fo:font-style="normal" style:text-underline-style="none" fo:font-weight="normal" officeooo:rsid="0020f27c" officeooo:paragraph-rsid="0020f27c" style:font-size-asian="16pt" style:font-style-asian="normal" style:font-weight-asian="normal" style:font-size-complex="16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bold" officeooo:rsid="003af74a" officeooo:paragraph-rsid="003af74a" fo:background-color="transparent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e12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259" style:font-weight-asian="bold" style:font-weight-complex="bold"/>
    </style:style>
    <style:style style:name="T4" style:family="text">
      <style:text-properties fo:font-weight="bold" officeooo:rsid="00220d3d" style:font-weight-asian="bold" style:font-weight-complex="bold"/>
    </style:style>
    <style:style style:name="T5" style:family="text">
      <style:text-properties fo:font-weight="bold" officeooo:rsid="002232db" style:font-weight-asian="bold" style:font-weight-complex="bold"/>
    </style:style>
    <style:style style:name="T6" style:family="text">
      <style:text-properties fo:font-weight="bold" officeooo:rsid="00239b39" style:font-weight-asian="bold" style:font-weight-complex="bold"/>
    </style:style>
    <style:style style:name="T7" style:family="text">
      <style:text-properties fo:font-weight="bold" officeooo:rsid="0023dfa3" style:font-weight-asian="bold" style:font-weight-complex="bold"/>
    </style:style>
    <style:style style:name="T8" style:family="text">
      <style:text-properties fo:font-weight="bold" officeooo:rsid="00244bcc" style:font-weight-asian="bold" style:font-weight-complex="bold"/>
    </style:style>
    <style:style style:name="T9" style:family="text">
      <style:text-properties fo:font-weight="bold" officeooo:rsid="002c8553" style:font-weight-asian="bold" style:font-weight-complex="bold"/>
    </style:style>
    <style:style style:name="T10" style:family="text">
      <style:text-properties fo:font-weight="bold" officeooo:rsid="0033ce67" style:font-weight-asian="bold" style:font-weight-complex="bold"/>
    </style:style>
    <style:style style:name="T11" style:family="text">
      <style:text-properties fo:font-weight="bold" officeooo:rsid="004c612a" style:font-weight-asian="bold" style:font-weight-complex="bold"/>
    </style:style>
    <style:style style:name="T12" style:family="text">
      <style:text-properties fo:font-weight="bold" officeooo:rsid="00543304" style:font-weight-asian="bold" style:font-weight-complex="bold"/>
    </style:style>
    <style:style style:name="T13" style:family="text">
      <style:text-properties fo:font-weight="bold" officeooo:rsid="00560615" style:font-weight-asian="bold" style:font-weight-complex="bold"/>
    </style:style>
    <style:style style:name="T14" style:family="text">
      <style:text-properties fo:font-weight="bold" officeooo:rsid="00592c1e" style:font-weight-asian="bold" style:font-weight-complex="bold"/>
    </style:style>
    <style:style style:name="T15" style:family="text">
      <style:text-properties fo:font-weight="bold" officeooo:rsid="005ad032" style:font-weight-asian="bold" style:font-weight-complex="bold"/>
    </style:style>
    <style:style style:name="T16" style:family="text">
      <style:text-properties fo:font-weight="bold" officeooo:rsid="005bee0b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officeooo:rsid="00346449" fo:background-color="#ffff00" loext:char-shading-value="0" style:font-weight-asian="bold" style:font-weight-complex="bold"/>
    </style:style>
    <style:style style:name="T19" style:family="text">
      <style:text-properties fo:font-weight="bold" officeooo:rsid="00583e82" fo:background-color="#ffff00" loext:char-shading-value="0" style:font-weight-asian="bold" style:font-weight-complex="bold"/>
    </style:style>
    <style:style style:name="T20" style:family="text">
      <style:text-properties fo:font-weight="bold" officeooo:rsid="005ad032" fo:background-color="#ffff00" loext:char-shading-value="0" style:font-weight-asian="bold" style:font-weight-complex="bold"/>
    </style:style>
    <style:style style:name="T21" style:family="text">
      <style:text-properties fo:font-weight="bold" officeooo:rsid="005bee0b" fo:background-color="#ffff00" loext:char-shading-value="0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fo:background-color="transparent" loext:char-shading-value="0" style:font-weight-asian="bold" style:font-weight-complex="bold"/>
    </style:style>
    <style:style style:name="T24" style:family="text">
      <style:text-properties fo:font-size="16pt" fo:font-weight="bold" officeooo:rsid="001e1259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244bcc" fo:background-color="transparent" loext:char-shading-value="0" style:font-size-asian="16pt" style:font-weight-asian="bold" style:font-size-complex="16pt" style:font-weight-complex="bold"/>
    </style:style>
    <style:style style:name="T26" style:family="text">
      <style:text-properties fo:font-size="16pt" fo:font-weight="normal" officeooo:rsid="00244bcc" fo:background-color="transparent" loext:char-shading-value="0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314710" fo:background-color="transparent" loext:char-shading-value="0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44bcc" fo:background-color="#ffff00" loext:char-shading-value="0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44bcc" fo:background-color="#ffff00" loext:char-shading-value="0" style:font-size-asian="16pt" style:font-weight-asian="normal" style:font-size-complex="16pt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346449" fo:background-color="#ffff00" loext:char-shading-value="0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3d5ef9" fo:background-color="#ffff00" loext:char-shading-value="0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491bbf" fo:background-color="#ffff00" loext:char-shading-value="0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background-color="#ffff00" loext:char-shading-value="0"/>
    </style:style>
    <style:style style:name="T37" style:family="text">
      <style:text-properties style:text-underline-style="solid" style:text-underline-width="auto" style:text-underline-color="font-color" officeooo:rsid="003736e2" fo:background-color="#ffff00" loext:char-shading-value="0"/>
    </style:style>
    <style:style style:name="T38" style:family="text">
      <style:text-properties style:text-underline-style="solid" style:text-underline-width="auto" style:text-underline-color="font-color" officeooo:rsid="0037f7a1" fo:background-color="#ffff00" loext:char-shading-value="0"/>
    </style:style>
    <style:style style:name="T39" style:family="text">
      <style:text-properties style:text-underline-style="solid" style:text-underline-width="auto" style:text-underline-color="font-color" officeooo:rsid="003d5ef9" fo:background-color="#ffff00" loext:char-shading-value="0"/>
    </style:style>
    <style:style style:name="T40" style:family="text">
      <style:text-properties style:text-underline-style="solid" style:text-underline-width="auto" style:text-underline-color="font-color" officeooo:rsid="004c612a" fo:background-color="#ffff00" loext:char-shading-value="0"/>
    </style:style>
    <style:style style:name="T41" style:family="text">
      <style:text-properties style:text-underline-style="solid" style:text-underline-width="auto" style:text-underline-color="font-color" fo:background-color="#ffff00" loext:char-shading-value="0"/>
    </style:style>
    <style:style style:name="T42" style:family="text">
      <style:text-properties style:text-underline-style="solid" style:text-underline-width="auto" style:text-underline-color="font-color" fo:background-color="transparent" loext:char-shading-value="0"/>
    </style:style>
    <style:style style:name="T43" style:family="text">
      <style:text-properties style:text-underline-style="solid" style:text-underline-width="auto" style:text-underline-color="font-color" officeooo:rsid="003c15c7" fo:background-color="transparent" loext:char-shading-value="0"/>
    </style:style>
    <style:style style:name="T44" style:family="text">
      <style:text-properties style:text-underline-style="solid" style:text-underline-width="auto" style:text-underline-color="font-color" officeooo:rsid="003c15c7"/>
    </style:style>
    <style:style style:name="T45" style:family="text">
      <style:text-properties style:text-underline-style="solid" style:text-underline-width="auto" style:text-underline-color="font-color" officeooo:rsid="004c612a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8" style:family="text">
      <style:text-properties fo:font-style="italic" style:text-underline-style="solid" style:text-underline-width="auto" style:text-underline-color="font-color" officeooo:rsid="00262098" style:font-style-asian="italic" style:font-style-complex="italic"/>
    </style:style>
    <style:style style:name="T49" style:family="text">
      <style:text-properties fo:font-style="italic" style:text-underline-style="solid" style:text-underline-width="auto" style:text-underline-color="font-color" officeooo:rsid="003c15c7" style:font-style-asian="italic" style:font-style-complex="italic"/>
    </style:style>
    <style:style style:name="T5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52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53" style:family="text">
      <style:text-properties fo:font-style="italic" style:text-underline-style="solid" style:text-underline-width="auto" style:text-underline-color="font-color" officeooo:rsid="00220d3d" fo:background-color="#ffff00" loext:char-shading-value="0" style:font-style-asian="italic" style:font-style-complex="italic"/>
    </style:style>
    <style:style style:name="T54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55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56" style:family="text">
      <style:text-properties fo:font-style="italic" officeooo:rsid="003a4d14" style:font-style-asian="italic" style:font-style-complex="italic"/>
    </style:style>
    <style:style style:name="T57" style:family="text">
      <style:text-properties fo:font-style="italic" fo:background-color="transparent" loext:char-shading-value="0" style:font-style-asian="italic" style:font-style-complex="italic"/>
    </style:style>
    <style:style style:name="T58" style:family="text">
      <style:text-properties fo:font-style="italic" officeooo:rsid="003a4d14" fo:background-color="transparent" loext:char-shading-value="0" style:font-style-asian="italic" style:font-style-complex="italic"/>
    </style:style>
    <style:style style:name="T59" style:family="text">
      <style:text-properties fo:font-style="italic" fo:background-color="#ffff00" loext:char-shading-value="0" style:font-style-asian="italic" style:font-style-complex="italic"/>
    </style:style>
    <style:style style:name="T60" style:family="text">
      <style:text-properties fo:font-style="italic" officeooo:rsid="005419c8" fo:background-color="#ffff00" loext:char-shading-value="0" style:font-style-asian="italic" style:font-style-complex="italic"/>
    </style:style>
    <style:style style:name="T61" style:family="text">
      <style:text-properties style:text-position="super 58%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f628e" style:font-style-asian="normal" style:font-style-complex="normal"/>
    </style:style>
    <style:style style:name="T64" style:family="text">
      <style:text-properties fo:font-style="normal" style:text-underline-style="none" style:font-style-asian="normal" style:font-style-complex="normal"/>
    </style:style>
    <style:style style:name="T65" style:family="text">
      <style:text-properties fo:font-style="normal" style:text-underline-style="none" officeooo:rsid="0024d75d" style:font-style-asian="normal" style:font-style-complex="normal"/>
    </style:style>
    <style:style style:name="T66" style:family="text">
      <style:text-properties fo:font-style="normal" style:text-underline-style="none" officeooo:rsid="0023dfa3" style:font-style-asian="normal" style:font-style-complex="normal"/>
    </style:style>
    <style:style style:name="T67" style:family="text">
      <style:text-properties fo:font-style="normal" style:text-underline-style="none" officeooo:rsid="00262098" style:font-style-asian="normal" style:font-style-complex="normal"/>
    </style:style>
    <style:style style:name="T68" style:family="text">
      <style:text-properties fo:font-style="normal" style:text-underline-style="none" officeooo:rsid="00281f13" style:font-style-asian="normal" style:font-style-complex="normal"/>
    </style:style>
    <style:style style:name="T6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style:text-underline-style="none" fo:font-weight="bold" officeooo:rsid="0024d75d" fo:background-color="#ffff00" loext:char-shading-value="0" style:font-style-asian="normal" style:font-weight-asian="bold" style:font-style-complex="normal" style:font-weight-complex="bold"/>
    </style:style>
    <style:style style:name="T71" style:family="text">
      <style:text-properties fo:font-style="normal" style:text-underline-style="none" fo:background-color="#ffff00" loext:char-shading-value="0" style:font-style-asian="normal" style:font-style-complex="normal"/>
    </style:style>
    <style:style style:name="T72" style:family="text">
      <style:text-properties fo:font-style="normal" style:text-underline-style="none" officeooo:rsid="0024d75d" fo:background-color="#ffff00" loext:char-shading-value="0" style:font-style-asian="normal" style:font-style-complex="normal"/>
    </style:style>
    <style:style style:name="T73" style:family="text">
      <style:text-properties fo:font-style="normal" style:text-underline-style="none" officeooo:rsid="00262098" fo:background-color="#ffff00" loext:char-shading-value="0" style:font-style-asian="normal" style:font-style-complex="normal"/>
    </style:style>
    <style:style style:name="T74" style:family="text">
      <style:text-properties fo:font-style="normal" style:text-underline-style="none" officeooo:rsid="00262c60" fo:background-color="#ffff00" loext:char-shading-value="0" style:font-style-asian="normal" style:font-style-complex="normal"/>
    </style:style>
    <style:style style:name="T75" style:family="text">
      <style:text-properties officeooo:rsid="00220d3d"/>
    </style:style>
    <style:style style:name="T76" style:family="text">
      <style:text-properties officeooo:rsid="002232db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23dfa3" fo:background-color="#ffff00" loext:char-shading-value="0"/>
    </style:style>
    <style:style style:name="T79" style:family="text">
      <style:text-properties officeooo:rsid="0029e675" fo:background-color="#ffff00" loext:char-shading-value="0"/>
    </style:style>
    <style:style style:name="T80" style:family="text">
      <style:text-properties officeooo:rsid="002bd642" fo:background-color="#ffff00" loext:char-shading-value="0"/>
    </style:style>
    <style:style style:name="T81" style:family="text">
      <style:text-properties officeooo:rsid="001e1259" fo:background-color="#ffff00" loext:char-shading-value="0"/>
    </style:style>
    <style:style style:name="T82" style:family="text">
      <style:text-properties officeooo:rsid="00220d3d" fo:background-color="#ffff00" loext:char-shading-value="0"/>
    </style:style>
    <style:style style:name="T83" style:family="text">
      <style:text-properties officeooo:rsid="0030a860" fo:background-color="#ffff00" loext:char-shading-value="0"/>
    </style:style>
    <style:style style:name="T84" style:family="text">
      <style:text-properties officeooo:rsid="00346449" fo:background-color="#ffff00" loext:char-shading-value="0"/>
    </style:style>
    <style:style style:name="T85" style:family="text">
      <style:text-properties officeooo:rsid="00417b89" fo:background-color="#ffff00" loext:char-shading-value="0"/>
    </style:style>
    <style:style style:name="T86" style:family="text">
      <style:text-properties officeooo:rsid="004c612a" fo:background-color="#ffff00" loext:char-shading-value="0"/>
    </style:style>
    <style:style style:name="T87" style:family="text">
      <style:text-properties officeooo:rsid="004d86e7" fo:background-color="#ffff00" loext:char-shading-value="0"/>
    </style:style>
    <style:style style:name="T88" style:family="text">
      <style:text-properties officeooo:rsid="005141b2" fo:background-color="#ffff00" loext:char-shading-value="0"/>
    </style:style>
    <style:style style:name="T89" style:family="text">
      <style:text-properties officeooo:rsid="00560615" fo:background-color="#ffff00" loext:char-shading-value="0"/>
    </style:style>
    <style:style style:name="T90" style:family="text">
      <style:text-properties officeooo:rsid="00583e82" fo:background-color="#ffff00" loext:char-shading-value="0"/>
    </style:style>
    <style:style style:name="T91" style:family="text">
      <style:text-properties officeooo:rsid="00592c1e" fo:background-color="#ffff00" loext:char-shading-value="0"/>
    </style:style>
    <style:style style:name="T92" style:family="text">
      <style:text-properties officeooo:rsid="005ad032" fo:background-color="#ffff00" loext:char-shading-value="0"/>
    </style:style>
    <style:style style:name="T93" style:family="text">
      <style:text-properties officeooo:rsid="005bee0b" fo:background-color="#ffff00" loext:char-shading-value="0"/>
    </style:style>
    <style:style style:name="T94" style:family="text">
      <style:text-properties fo:background-color="#ffff00" loext:char-shading-value="0"/>
    </style:style>
    <style:style style:name="T95" style:family="text">
      <style:text-properties officeooo:rsid="0023dfa3"/>
    </style:style>
    <style:style style:name="T96" style:family="text">
      <style:text-properties officeooo:rsid="00244bcc"/>
    </style:style>
    <style:style style:name="T97" style:family="text">
      <style:text-properties officeooo:rsid="00281f13"/>
    </style:style>
    <style:style style:name="T98" style:family="text">
      <style:text-properties officeooo:rsid="0029e675"/>
    </style:style>
    <style:style style:name="T99" style:family="text">
      <style:text-properties officeooo:rsid="002bd642"/>
    </style:style>
    <style:style style:name="T100" style:family="text">
      <style:text-properties officeooo:rsid="002c8553"/>
    </style:style>
    <style:style style:name="T101" style:family="text">
      <style:text-properties officeooo:rsid="0030a860"/>
    </style:style>
    <style:style style:name="T102" style:family="text">
      <style:text-properties fo:font-size="18pt" fo:font-weight="bold" fo:background-color="transparent" loext:char-shading-value="0" style:font-size-asian="18pt" style:font-weight-asian="bold" style:font-size-complex="18pt" style:font-weight-complex="bold"/>
    </style:style>
    <style:style style:name="T103" style:family="text">
      <style:text-properties fo:font-size="18pt" style:text-underline-style="solid" style:text-underline-width="auto" style:text-underline-color="font-color" fo:font-weight="bold" officeooo:rsid="00352a69" style:font-size-asian="18pt" style:font-weight-asian="bold" style:font-size-complex="18pt" style:font-weight-complex="bold"/>
    </style:style>
    <style:style style:name="T104" style:family="text">
      <style:text-properties fo:font-size="18pt" style:text-underline-style="solid" style:text-underline-width="auto" style:text-underline-color="font-color" fo:font-weight="bold" officeooo:rsid="003d5ef9" style:font-size-asian="18pt" style:font-weight-asian="bold" style:font-size-complex="18pt" style:font-weight-complex="bold"/>
    </style:style>
    <style:style style:name="T105" style:family="text">
      <style:text-properties fo:font-size="18pt" style:text-underline-style="none" officeooo:rsid="00352a69" style:font-size-asian="18pt" style:font-size-complex="18pt"/>
    </style:style>
    <style:style style:name="T106" style:family="text">
      <style:text-properties style:text-underline-style="none"/>
    </style:style>
    <style:style style:name="T107" style:family="text">
      <style:text-properties style:text-underline-style="none" fo:background-color="transparent" loext:char-shading-value="0"/>
    </style:style>
    <style:style style:name="T108" style:family="text">
      <style:text-properties style:text-underline-style="none" officeooo:rsid="003a4d14" fo:background-color="transparent" loext:char-shading-value="0"/>
    </style:style>
    <style:style style:name="T109" style:family="text">
      <style:text-properties style:text-underline-style="none" officeooo:rsid="003af74a" fo:background-color="transparent" loext:char-shading-value="0"/>
    </style:style>
    <style:style style:name="T110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11" style:family="text">
      <style:text-properties style:text-underline-style="none" officeooo:rsid="003af74a"/>
    </style:style>
    <style:style style:name="T112" style:family="text">
      <style:text-properties officeooo:rsid="00358f60"/>
    </style:style>
    <style:style style:name="T113" style:family="text">
      <style:text-properties officeooo:rsid="003736e2"/>
    </style:style>
    <style:style style:name="T114" style:family="text">
      <style:text-properties officeooo:rsid="0037f7a1"/>
    </style:style>
    <style:style style:name="T115" style:family="text">
      <style:text-properties fo:background-color="transparent" loext:char-shading-value="0"/>
    </style:style>
    <style:style style:name="T116" style:family="text">
      <style:text-properties officeooo:rsid="003c15c7" fo:background-color="transparent" loext:char-shading-value="0"/>
    </style:style>
    <style:style style:name="T117" style:family="text">
      <style:text-properties officeooo:rsid="003c15c7"/>
    </style:style>
    <style:style style:name="T118" style:family="text">
      <style:text-properties officeooo:rsid="003d5ef9"/>
    </style:style>
    <style:style style:name="T119" style:family="text">
      <style:text-properties officeooo:rsid="003eff8d"/>
    </style:style>
    <style:style style:name="T120" style:family="text">
      <style:text-properties officeooo:rsid="00417b89"/>
    </style:style>
    <style:style style:name="T121" style:family="text">
      <style:text-properties officeooo:rsid="004250fa"/>
    </style:style>
    <style:style style:name="T122" style:family="text">
      <style:text-properties officeooo:rsid="00463f87"/>
    </style:style>
    <style:style style:name="T123" style:family="text">
      <style:text-properties officeooo:rsid="00491bbf"/>
    </style:style>
    <style:style style:name="T124" style:family="text">
      <style:text-properties officeooo:rsid="00346449"/>
    </style:style>
    <style:style style:name="T125" style:family="text">
      <style:text-properties officeooo:rsid="004c612a"/>
    </style:style>
    <style:style style:name="T126" style:family="text">
      <style:text-properties officeooo:rsid="004d86e7"/>
    </style:style>
    <style:style style:name="T127" style:family="text">
      <style:text-properties officeooo:rsid="005419c8"/>
    </style:style>
    <style:style style:name="T128" style:family="text">
      <style:text-properties officeooo:rsid="00543304"/>
    </style:style>
    <style:style style:name="T129" style:family="text">
      <style:text-properties officeooo:rsid="00560615"/>
    </style:style>
    <style:style style:name="T130" style:family="text">
      <style:text-properties officeooo:rsid="00583e82"/>
    </style:style>
    <style:style style:name="T131" style:family="text">
      <style:text-properties officeooo:rsid="00592c1e"/>
    </style:style>
    <style:style style:name="T132" style:family="text">
      <style:text-properties officeooo:rsid="005ad032"/>
    </style:style>
    <style:style style:name="T133" style:family="text">
      <style:text-properties officeooo:rsid="005bee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4">MODERN JAVASCRIPT WEBSITE NOTES</text:span></text:p>
      <text:p text:style-name="P3"><text:tab/><text:tab/><text:tab/><text:tab/><text:tab/><text:tab/><text:span text:style-name="T81">PART – 1</text:span></text:p>
      <text:p text:style-name="P3"/>
      <text:p text:style-name="P4">Prefix: Creator: <text:span text:style-name="T77">Brendon Eich, 1995 </text:span><text:span text:style-name="T88">created by Netscape.</text:span></text:p>
      <text:p text:style-name="P4"/>
      <text:list xml:id="list3560560846" text:style-name="L1">
        <text:list-item>
          <text:p text:style-name="P96"><text:s/><text:span text:style-name="T1">Intially, it was called </text:span><text:span text:style-name="T3">Live Script. </text:span></text:p>
          <text:p text:style-name="P96"><text:span text:style-name="T3"><text:s/></text:span><text:span text:style-name="T119">Created to make web pages alive.</text:span></text:p>
          <text:p text:style-name="P101"/>
        </text:list-item>
        <text:list-item>
          <text:p text:style-name="P95"><text:s/><text:span text:style-name="T1">The browser has an embedded engine called a </text:span><text:span text:style-name="T3">‘JavaScript Virtual Engine’.</text:span></text:p>
          <text:p text:style-name="P100"/>
        </text:list-item>
        <text:list-item>
          <text:p text:style-name="P97">Different Engines Codename:</text:p>
          <text:p text:style-name="P97">a. <text:span text:style-name="T2">Chrome and Opera</text:span> : <text:span text:style-name="T47">V8</text:span></text:p>
          <text:p text:style-name="P97">b. <text:span text:style-name="T2">Firefox</text:span>: <text:span text:style-name="T47">SpiderMonkey</text:span></text:p>
          <text:p text:style-name="P97">c. <text:span text:style-name="T2">IE: </text:span><text:span text:style-name="T47">Trident</text:span><text:span text:style-name="T50"> </text:span><text:span text:style-name="T47">and Chakra</text:span></text:p>
          <text:p text:style-name="P97">d. <text:span text:style-name="T2">Microsoft Edge</text:span>: <text:span text:style-name="T47">Chakra Core</text:span></text:p>
          <text:p text:style-name="P97">e. <text:span text:style-name="T2">Safari</text:span>: <text:span text:style-name="T47">Nitro and Squirel Fish</text:span></text:p>
          <text:p text:style-name="P102"/>
        </text:list-item>
        <text:list-item>
          <text:p text:style-name="P105">JavaScript Engine Working -</text:p>
          <text:p text:style-name="P105">a. The Engine reads (<text:span text:style-name="T2">parses</text:span>) the whole script.</text:p>
          <text:p text:style-name="P105">b. Then, it converts (<text:span text:style-name="T2">compiles</text:span>) the script to the Machine Code.</text:p>
          <text:p text:style-name="P105">c. And, then the machine-code runs, pretty fast.</text:p>
          <text:p text:style-name="P105"/>
        </text:list-item>
        <text:list-item>
          <text:p text:style-name="P106"><text:span text:style-name="T2">SAME ORIGIN POLICY </text:span>: Different Tabs/Window <text:span text:style-name="T101">in a browser</text:span> generally don’t know about each other. This is called Same Origin Policy.</text:p>
          <text:p text:style-name="P106"/>
        </text:list-item>
        <text:list-item>
          <text:p text:style-name="P106">Flavours of JavaScript</text:p>
          <text:p text:style-name="P106">a. <text:span text:style-name="T2">Coffee Script</text:span></text:p>
          <text:p text:style-name="P106">b. <text:span text:style-name="T2">TypeScript</text:span>: <text:span text:style-name="T47">By Microsoft</text:span></text:p>
          <text:p text:style-name="P106">c. <text:span text:style-name="T2">Flow</text:span>: <text:span text:style-name="T47">By Facebook</text:span></text:p>
          <text:p text:style-name="P106">d. <text:span text:style-name="T2">Dart</text:span>: <text:span text:style-name="T47">By Google</text:span></text:p>
          <text:p text:style-name="P103"/>
        </text:list-item>
        <text:list-item>
          <text:p text:style-name="P106"><text:span text:style-name="T2">ECMA</text:span>: European Computer Manufacture’s Association. It is a <text:span text:style-name="T47">STANDARD</text:span> for scripting language such as JavaScript.</text:p>
          <text:p text:style-name="P106"/>
        </text:list-item>
        <text:list-item>
          <text:p text:style-name="P106"><text:span text:style-name="T2">Semi-Colon</text:span>: JavaScript interprets the <text:span text:style-name="T47">line-breaks</text:span> as an ‘<text:span text:style-name="T47">implicit</text:span>’ semi-colon. This is called “<text:span text:style-name="T50">Automatic Semicolon Insertion</text:span>”.</text:p>
          <text:p text:style-name="P106"/>
        </text:list-item>
        <text:list-item>
          <text:p text:style-name="P104"><text:soft-page-break/>JavaScript is Case-Sensitive Language.</text:p>
          <text:p text:style-name="P107">Js programs can be inserted almost anywhere into an HTML document using the &lt;script&gt; tag.</text:p>
        </text:list-item>
      </text:list>
      <text:p text:style-name="P36"/>
      <text:p text:style-name="P36">10. <text:span text:style-name="T17">Special Directive</text:span><text:span text:style-name="T77">:</text:span></text:p>
      <text:p text:style-name="P36"><text:tab/>a. <text:span text:style-name="T2">use strict</text:span> : When it is located at the top of a script, the whole <text:tab/><text:tab/>script works the Modern Way. <text:span text:style-name="T121">Should be at top of your script, </text:span></text:p>
      <text:p text:style-name="P36"><text:tab/><text:span text:style-name="T121">otherwise strict mode may not be enabled.</text:span></text:p>
      <text:p text:style-name="P36"><text:tab/><text:span text:style-name="T100">b. </text:span><text:span text:style-name="T9">continue and brea</text:span><text:span text:style-name="T12">k</text:span></text:p>
      <text:p text:style-name="P36"><text:span text:style-name="T12"><text:tab/></text:span><text:span text:style-name="T128">c. </text:span><text:span text:style-name="T12">return</text:span></text:p>
      <text:p text:style-name="P36"><text:tab/><text:tab/></text:p>
      <text:p text:style-name="P36">11. <text:s/><text:span text:style-name="T2">Variables</text:span>: let, var, const.</text:p>
      <text:p text:style-name="P36"/>
      <text:p text:style-name="P36">12. <text:s/><text:span text:style-name="T77">There are </text:span><text:span text:style-name="T17">8 Basic-Types</text:span><text:span text:style-name="T77"> in JavaScript</text:span>:</text:p>
      <text:list xml:id="list91099214" text:style-name="L2">
        <text:list-item>
          <text:p text:style-name="P108"><text:span text:style-name="T2">Numbers</text:span> : Integer, Floating point : +-2<text:span text:style-name="T61">53 </text:span></text:p>
        </text:list-item>
        <text:list-item>
          <text:p text:style-name="P117"><text:span text:style-name="T2">BigInt</text:span> : By appending ‘<text:span text:style-name="T50">n</text:span>’ to the end of an integer</text:p>
        </text:list-item>
        <text:list-item>
          <text:p text:style-name="P117"><text:span text:style-name="T2">String</text:span>: May have zero(<text:span text:style-name="T47">empty-string</text:span>) or more characters</text:p>
        </text:list-item>
        <text:list-item>
          <text:p text:style-name="P117"><text:span text:style-name="T2">Boolean</text:span>: True/False</text:p>
        </text:list-item>
        <text:list-item>
          <text:p text:style-name="P117"><text:span text:style-name="T2">null</text:span>: Standalone type meaning <text:span text:style-name="T82">N</text:span><text:span text:style-name="T53">othing, Empty, Value-Unknown</text:span></text:p>
        </text:list-item>
        <text:list-item>
          <text:p text:style-name="P117"><text:span text:style-name="T2">undefined</text:span>: Standalone type <text:span text:style-name="T75">meaning </text:span><text:span text:style-name="T53">Value is not Assigned</text:span></text:p>
        </text:list-item>
        <text:list-item>
          <text:p text:style-name="P117"><text:span text:style-name="T2">Object</text:span>: For complex Data Structure</text:p>
        </text:list-item>
        <text:list-item>
          <text:p text:style-name="P117"><text:span text:style-name="T2">Symbol</text:span>: For unique Identifier</text:p>
        </text:list-item>
      </text:list>
      <text:p text:style-name="P92"/>
      <text:p text:style-name="P92">13. <text:s/><text:span text:style-name="T2">typeof</text:span> Operator : <text:span text:style-name="T77">Returns a string</text:span> with the name of the type.</text:p>
      <text:p text:style-name="P92"><text:tab/><text:tab/><text:tab/><text:tab/><text:span text:style-name="T2">Ex</text:span>- <text:span text:style-name="T94">typeof</text:span>(‘karan’) ----&gt; ‘<text:span text:style-name="T94">String</text:span>’</text:p>
      <text:list xml:id="list120802295667963" text:continue-list="list3560560846" text:style-name="L1">
        <text:list-header>
          <text:p text:style-name="P109"/>
        </text:list-header>
      </text:list>
      <text:p text:style-name="P35">14. <text:span text:style-name="T2">Dynamically-</text:span><text:span text:style-name="T4">T</text:span><text:span text:style-name="T2">yped</text:span>: JavaScript is called “dynamically-typed” meaning that there exist data types, <text:span text:style-name="T50">BUT</text:span> variables are not bound to any type.</text:p>
      <text:p text:style-name="P35"/>
      <text:p text:style-name="P35">15. <text:span text:style-name="T4">NaN</text:span><text:span text:style-name="T75"> – Not a Number.</text:span></text:p>
      <text:p text:style-name="P35"><text:tab/><text:tab/><text:span text:style-name="T75">Represents a Computational-Error.</text:span></text:p>
      <text:p text:style-name="P35"><text:tab/><text:tab/><text:span text:style-name="T82">Result of an incorrect or an undefined Mathematical Operation</text:span><text:span text:style-name="T75">.</text:span></text:p>
      <text:p text:style-name="P35"><text:tab/><text:tab/><text:span text:style-name="T4">Example</text:span><text:span text:style-name="T75">: karan/25 ----&gt; NaN</text:span></text:p>
      <text:p text:style-name="P35"/>
      <text:p text:style-name="P37">16. <text:span text:style-name="T17">Boolean Values comes as a Result of Comparison.</text:span></text:p>
      <text:p text:style-name="P37"><text:tab/><text:span text:style-name="T2">Example</text:span>: 14 &gt; 1 <text:s/>----&gt; True</text:p>
      <text:p text:style-name="P35"/>
      <text:p text:style-name="P37"><text:soft-page-break/>17. <text:span text:style-name="T5">INTERACTION</text:span><text:span text:style-name="T76"> : Alert, Prompt, Confirm </text:span><text:span text:style-name="T120">( </text:span><text:span text:style-name="T85">All are Browser specific commands</text:span><text:span text:style-name="T120"> )</text:span></text:p>
      <text:p text:style-name="P37"/>
      <text:p text:style-name="P38">18. <text:span text:style-name="T2">Alert Method</text:span> : <text:span text:style-name="T52">No return type</text:span></text:p>
      <text:p text:style-name="P38"><text:tab/><text:span text:style-name="T2">Ex</text:span>: alert(‘Karan’);</text:p>
      <text:p text:style-name="P38"><text:tab/>The <text:span text:style-name="T47">mini-window</text:span> with the message is called a <text:span text:style-name="T47">Modal-Window</text:span>.</text:p>
      <text:p text:style-name="P38"><text:tab/>The word ‘<text:span text:style-name="T47">modal</text:span>’ means that the visitor <text:span text:style-name="T47">can’t interact</text:span> with the rest of </text:p>
      <text:p text:style-name="P38"><text:tab/>the page, press other buttons etc until have dealth with the window.</text:p>
      <text:p text:style-name="P38"/>
      <text:p text:style-name="P38">19. <text:span text:style-name="T2">Prompt Method</text:span>:<text:span text:style-name="T47"> </text:span><text:span text:style-name="T52">Returns ‘text’ or ‘Null’ </text:span><text:span text:style-name="T77">(if pressed CANCEL or ESC Key).</text:span></text:p>
      <text:p text:style-name="P38"/>
      <text:p text:style-name="P38">20. <text:span text:style-name="T2">Confirm Method</text:span>: <text:span text:style-name="T52">Returns a Boolean-Value</text:span><text:span text:style-name="T77"> </text:span>i.e True/False.</text:p>
      <text:p text:style-name="P9"/>
      <text:p text:style-name="P10">21. <text:span text:style-name="T6">Type-Conversions : </text:span><text:span text:style-name="T33">Coercion Happens</text:span><text:span text:style-name="T18"> !</text:span></text:p>
      <text:list xml:id="list3580721099" text:style-name="L3">
        <text:list-item>
          <text:p text:style-name="P98"><text:span text:style-name="T77">alert method – Automatically converts any value to a ‘</text:span><text:span text:style-name="T52">STRING</text:span><text:span text:style-name="T77">’</text:span>.</text:p>
        </text:list-item>
        <text:list-item>
          <text:p text:style-name="P99">Mathematical operations <text:span text:style-name="T47">convert values to numbers</text:span>.</text:p>
          <text:p text:style-name="P99">Ex: alert (<text:span text:style-name="T77"> ‘6’ / ‘2’</text:span> ); ---&gt;3</text:p>
        </text:list-item>
      </text:list>
      <text:p text:style-name="P11"/>
      <text:p text:style-name="P11">22. <text:span text:style-name="T2">Numeric Conversion Rules</text:span> <text:s/>i.e <text:s/>Number(value).</text:p>
      <text:p text:style-name="P11"><text:tab/></text:p>
      <text:p text:style-name="P11"><text:tab/><text:span text:style-name="T2">Value</text:span><text:tab/><text:tab/><text:span text:style-name="T2">Becomes</text:span></text:p>
      <text:p text:style-name="P11"><text:tab/><text:span text:style-name="T77">undefined<text:tab/><text:tab/>NaN<text:tab/></text:span><text:tab/>Ex: Number(undefined) ---&gt; NaN</text:p>
      <text:p text:style-name="P11"><text:tab/>null<text:tab/><text:tab/><text:tab/>0<text:tab/><text:tab/>Ex: Number(null) ---&gt; 0</text:p>
      <text:p text:style-name="P11"><text:tab/>true/false<text:tab/><text:tab/>1/0<text:tab/><text:tab/>Ex: Number(true) ---&gt;1</text:p>
      <text:p text:style-name="P11"><text:tab/><text:span text:style-name="T84">empty string<text:tab/>0<text:tab/><text:tab/>Ex: Number(‘’) or Number(‘\n\n’) --&gt; 0</text:span></text:p>
      <text:p text:style-name="P33"><text:span text:style-name="T124"><text:tab/></text:span><text:span text:style-name="T125">string<text:tab/><text:tab/>Whitespaces from start and end are removed</text:span></text:p>
      <text:p text:style-name="P33"><text:tab/><text:tab/><text:tab/><text:tab/><text:span text:style-name="T125">if the remaning string is empty, the result is 0.</text:span></text:p>
      <text:p text:style-name="P33"><text:tab/><text:tab/><text:tab/><text:tab/><text:span text:style-name="T125">otherwise, the number is ‘read’ from string.</text:span></text:p>
      <text:p text:style-name="P33"><text:tab/><text:tab/><text:tab/><text:tab/><text:span text:style-name="T45">An error gives NaN</text:span></text:p>
      <text:p text:style-name="P91"/>
      <text:p text:style-name="P90"><text:tab/><text:span text:style-name="T126">Ex: <text:s/>console.log( </text:span><text:span text:style-name="T87">‘\t \n’ - 2</text:span><text:span text:style-name="T126"> ) <text:s/><text:tab/>// -2</text:span></text:p>
      <text:p text:style-name="P90"><text:tab/> <text:s text:c="7"/><text:span text:style-name="T126">console.log( </text:span><text:span text:style-name="T87">‘ <text:s/>-9 <text:s/>’ + 5</text:span><text:span text:style-name="T126"> )<text:tab/>// <text:s/>‘ <text:s/>-9 <text:s/>5’</text:span></text:p>
      <text:p text:style-name="P11"/>
      <text:p text:style-name="P11">23. <text:span text:style-name="T2">Boolean Conversion Rules</text:span> i.e Boolean(values).</text:p>
      <text:p text:style-name="P11"/>
      <text:p text:style-name="P11"><text:tab/><text:span text:style-name="T125">It happens in </text:span><text:span text:style-name="T45">logical operations</text:span><text:span text:style-name="T125">. ( || &amp;&amp; ! )</text:span></text:p>
      <text:p text:style-name="P11"><text:tab/>Values like : <text:span text:style-name="T77">‘’(empty-string), 0, null, undefined, NaN</text:span> --&gt; False</text:p>
      <text:p text:style-name="P11"><text:soft-page-break/><text:tab/>Other Values: True</text:p>
      <text:p text:style-name="P11"><text:tab/></text:p>
      <text:p text:style-name="P12"><text:tab/><text:span text:style-name="T11">Trick Ex</text:span><text:span text:style-name="T125">: alert( </text:span><text:span text:style-name="T86">Boolean(‘ ’)</text:span><text:span text:style-name="T125">); ---&gt; True</text:span></text:p>
      <text:p text:style-name="P12"><text:span text:style-name="T125"><text:tab/><text:tab/><text:tab/>Since it’s an non-empty string, there </text:span><text:span text:style-name="T40">is a space in a string</text:span><text:span text:style-name="T125">. <text:s text:c="3"/></text:span></text:p>
      <text:p text:style-name="P11"><text:tab/><text:tab/><text:span text:style-name="T125">Ex-2: alert( </text:span><text:span text:style-name="T86">Boolean(‘0’)</text:span><text:span text:style-name="T125">); ---&gt;True (</text:span><text:span text:style-name="T40">Since, a string with ‘0’</text:span><text:span text:style-name="T125">)</text:span></text:p>
      <text:p text:style-name="P15"/>
      <text:p text:style-name="P11">24. <text:span text:style-name="T7">String Concatination</text:span><text:span text:style-name="T95"> : </text:span><text:span text:style-name="T7">‘+’</text:span></text:p>
      <text:p text:style-name="P11"><text:span text:style-name="T7"><text:tab/></text:span><text:span text:style-name="T95">If any of the </text:span><text:span text:style-name="T78">operand</text:span><text:span text:style-name="T95"> is a string, then the other value is converted to a <text:tab/>string too.</text:span></text:p>
      <text:p text:style-name="P11"><text:tab/><text:span text:style-name="T95">Ex: </text:span><text:span text:style-name="T78">console.log( 2 + ‘2’ ) ---&gt; ‘22’</text:span></text:p>
      <text:p text:style-name="P11"><text:tab/> <text:s text:c="6"/><text:span text:style-name="T78">console.log( 2 + 3 + ‘2’) ---&gt; ‘52’ <text:s/>(Since precedence is from left-right, Hence 2 + 3 result in 5 first, then when it sees a string ‘2’ the both are converted to string resulting in ‘52’)</text:span></text:p>
      <text:p text:style-name="P11"/>
      <text:p text:style-name="P13">25. <text:s/><text:span text:style-name="T2">COMPARISON</text:span>:</text:p>
      <text:p text:style-name="P13"/>
      <text:p text:style-name="P13"><text:tab/>a.<text:span text:style-name="T2"> STRING COMPARISON</text:span>: It follows ‘<text:span text:style-name="T47">lexographical order</text:span>’.</text:p>
      <text:p text:style-name="P13"><text:tab/><text:span text:style-name="T77">When comparing values of different types, Js converts the values to</text:span> <text:tab/><text:span text:style-name="T77">numbers.</text:span></text:p>
      <text:p text:style-name="P19"/>
      <text:p text:style-name="P20">i.e alert( <text:span text:style-name="T77">‘2’ &gt; 13</text:span> ) ---&gt; false <text:span text:style-name="T101">(</text:span><text:span text:style-name="T83">Different Types</text:span><text:span text:style-name="T101">)</text:span></text:p>
      <text:p text:style-name="P20">Here, ‘2’ is converted to <text:span text:style-name="T32">Number first</text:span>, i.e Number(‘2’) and then compared.</text:p>
      <text:p text:style-name="P20"/>
      <text:p text:style-name="P20">26. <text:s/><text:span text:style-name="T8">Strict-Equality Check / </text:span><text:span text:style-name="T10">Identically-Equal</text:span><text:span text:style-name="T96">: <text:s/>A regular equality check == has a problem.</text:span></text:p>
      <text:p text:style-name="P21">It can’t differenciate 0 from false.</text:p>
      <text:p text:style-name="P21">i.e alert( 0 == false ) ---&gt; True.</text:p>
      <text:p text:style-name="P21"/>
      <text:p text:style-name="P2"><text:span text:style-name="T25">REASON</text:span><text:span text:style-name="T26">: Since we are </text:span><text:span text:style-name="T29">comparing two different types</text:span><text:span text:style-name="T26">, hence </text:span><text:span text:style-name="T29">they are converted to Number first</text:span><text:span text:style-name="T26">, then the check is happening. Type-Conversion is </text:span><text:span text:style-name="T27">done</text:span><text:span text:style-name="T26"> by Js.</text:span></text:p>
      <text:p text:style-name="P21"/>
      <text:p text:style-name="P21"><text:span text:style-name="T2">Behind the Scene </text:span>: alert( 0 == Number(false)) --&gt; alert( 0 == 0 ) ---&gt; <text:span text:style-name="T47">True</text:span>.</text:p>
      <text:p text:style-name="P21"/>
      <text:p text:style-name="P21">A strict-equality operator === checks the equality without-type conversion. In other words, if ‘a’ and ‘b’ are of different types, then a ===b <text:s text:c="2"/>immediately returns <text:span text:style-name="T47">False.</text:span><text:span text:style-name="T64"> Without an attempt to convert them.</text:span></text:p>
      <text:p text:style-name="P40"><text:soft-page-break/></text:p>
      <text:p text:style-name="P40">I.e alert ( a === b ) ---&gt; False.</text:p>
      <text:p text:style-name="P40"/>
      <text:p text:style-name="P21"><text:span text:style-name="T64">27. </text:span><text:span text:style-name="T70">Exceptional Cases Important</text:span><text:span text:style-name="T65">:</text:span></text:p>
      <text:p text:style-name="P41"/>
      <text:p text:style-name="P21"><text:span text:style-name="T65"><text:s text:c="6"/>a. </text:span><text:span text:style-name="T72">Null and Undefined</text:span></text:p>
      <text:p text:style-name="P41"/>
      <text:p text:style-name="P41"><text:tab/>For Non-Strict Check: </text:p>
      <text:p text:style-name="P21"><text:span text:style-name="T65"><text:tab/></text:span><text:span text:style-name="T72">There’s a special rule. These two are called ‘sweet couple’.</text:span><text:span text:style-name="T65"> </text:span></text:p>
      <text:p text:style-name="P21"><text:span text:style-name="T65"><text:tab/></text:span><text:span text:style-name="T72">They equal each other, but not any other value !.</text:span></text:p>
      <text:p text:style-name="P21"><text:span text:style-name="T65"><text:tab/></text:span><text:span text:style-name="T72">i.e alert ( null == undefined ) ---&gt; True.</text:span></text:p>
      <text:p text:style-name="P41"><text:tab/></text:p>
      <text:p text:style-name="P22"><text:span text:style-name="T66">2</text:span><text:span text:style-name="T64">8. <text:s/></text:span><text:span text:style-name="T67">Same Type Comparison :</text:span></text:p>
      <text:p text:style-name="P22"><text:span text:style-name="T67"><text:tab/>Ex: </text:span><text:span text:style-name="T73">alert ( ‘2’ &gt; ‘12’ )</text:span><text:span text:style-name="T67"> --&gt; True.</text:span></text:p>
      <text:p text:style-name="P22"><text:span text:style-name="T67"><text:tab/>Since both are of same type (</text:span><text:span text:style-name="T48">string)</text:span><text:span text:style-name="T67">. They are not converted to <text:tab/>Numbers. They follow the ‘l</text:span><text:span text:style-name="T48">exographical order</text:span><text:span text:style-name="T67">’.</text:span></text:p>
      <text:p text:style-name="P42"/>
      <text:p text:style-name="P23"><text:span text:style-name="T64"><text:tab/>Whereas here, </text:span><text:span text:style-name="T71">alert ( ‘2’ &gt; 12 )</text:span><text:span text:style-name="T64">. They are of diffferent data-type.</text:span></text:p>
      <text:p text:style-name="P43"><text:tab/>Hence they are converted to Number resulting in 2 &gt; 12 ---&gt; False</text:p>
      <text:p text:style-name="P43"/>
      <text:p text:style-name="P23"><text:span text:style-name="T64">29. <text:s/>The if statement i.e </text:span><text:span text:style-name="T69">if (expression)</text:span><text:span text:style-name="T64"> :</text:span></text:p>
      <text:p text:style-name="P43"><text:tab/>Evaluates the expression in it’s paranthesis and converts the result to <text:tab/></text:p>
      <text:p text:style-name="P23"><text:span text:style-name="T64"><text:tab/>a </text:span><text:span text:style-name="T50">Boolean-Value</text:span><text:span text:style-name="T64">.</text:span></text:p>
      <text:p text:style-name="P43"/>
      <text:p text:style-name="P43"/>
      <text:p text:style-name="P43"/>
      <text:p text:style-name="P23"><text:span text:style-name="T64">30. </text:span><text:span text:style-name="T69">LOGICAL OPERATOR</text:span><text:span text:style-name="T64">: AND(&amp;&amp;), OR(||), NOT(!)</text:span></text:p>
      <text:p text:style-name="P43"/>
      <text:p text:style-name="P23"><text:span text:style-name="T64"><text:tab/></text:span><text:span text:style-name="T71">The value is returned in it’s original form.</text:span></text:p>
      <text:p text:style-name="P23"><text:span text:style-name="T64"><text:tab/></text:span><text:span text:style-name="T71">If an operand is not a boolean, it’s converted to a boolean for the </text:span><text:span text:style-name="T64"><text:tab/></text:span><text:span text:style-name="T71">evaluation. </text:span><text:span text:style-name="T74">They can be applied to any type.</text:span></text:p>
      <text:p text:style-name="P66"/>
      <text:p text:style-name="P44"/>
      <text:p text:style-name="P24"><text:span text:style-name="T64">a. </text:span><text:span text:style-name="T69">OR ( || ) </text:span></text:p>
      <text:p text:style-name="P44"/>
      <text:p text:style-name="P24"><text:span text:style-name="T64"><text:tab/></text:span><text:span text:style-name="T71">Finds the </text:span><text:span text:style-name="T52">first Truthy Value</text:span><text:span text:style-name="T71">.</text:span></text:p>
      <text:p text:style-name="P24"><text:span text:style-name="T64"><text:tab/></text:span><text:span text:style-name="T68">If all the operands, have been evaluated (i.e all were false) returns the <text:tab/>last operand.</text:span></text:p>
      <text:p text:style-name="P44"><text:tab/>Evaluates from left to right.</text:p>
      <text:p text:style-name="P24"><text:soft-page-break/><text:span text:style-name="T64"><text:tab/></text:span><text:span text:style-name="T71">For each operand, Converts it to Boolean.</text:span></text:p>
      <text:p text:style-name="P44"><text:tab/>Value is returned in it’s original form</text:p>
      <text:p text:style-name="P44"/>
      <text:p text:style-name="P24"><text:span text:style-name="T64"><text:tab/></text:span><text:span text:style-name="T71">Ex: let age = 15 || 0;</text:span></text:p>
      <text:p text:style-name="P44"><text:tab/> <text:s text:c="5"/>console.log(age) --&gt; 15</text:p>
      <text:p text:style-name="P44"><text:tab/></text:p>
      <text:p text:style-name="P24"><text:span text:style-name="T64"><text:tab/></text:span><text:span text:style-name="T69">Behind the Scene</text:span><text:span text:style-name="T64">: 15 is converted to Boolean i.e Boolean(15): True.</text:span></text:p>
      <text:p text:style-name="P44"><text:tab/>Since the expression got the first Truthy-value.</text:p>
      <text:p text:style-name="P44"><text:tab/>Hence, Value is returned (15)</text:p>
      <text:p text:style-name="P44"><text:tab/>Resulting in 15</text:p>
      <text:p text:style-name="P43"><text:tab/></text:p>
      <text:p text:style-name="P43"/>
      <text:p text:style-name="P24"><text:span text:style-name="T51">SHORT-CIRCUIT EVALUATION</text:span><text:span text:style-name="T52"> :</text:span><text:span text:style-name="T64"> </text:span></text:p>
      <text:p text:style-name="P24"><text:span text:style-name="T64">a. Feature of </text:span><text:span text:style-name="T47">Logical Operators</text:span><text:span text:style-name="T64">.</text:span></text:p>
      <text:p text:style-name="P44">b. It means that || processes it’s arguments until the First Truthy value is reached, and then the value is returned immediately without even touching the other arguments.</text:p>
      <text:p text:style-name="P44"/>
      <text:p text:style-name="P14">b. <text:span text:style-name="T2">AND (&amp;&amp;)</text:span></text:p>
      <text:p text:style-name="P14"/>
      <text:p text:style-name="P14"><text:tab/><text:span text:style-name="T77">Finds the </text:span><text:span text:style-name="T52">first Falsy value</text:span><text:span text:style-name="T77">.</text:span></text:p>
      <text:p text:style-name="P14"><text:tab/><text:span text:style-name="T97">If all operands have been evaluated (i.e all were truthy) returns the </text:span></text:p>
      <text:p text:style-name="P14"><text:tab/><text:span text:style-name="T97">last operand.</text:span></text:p>
      <text:p text:style-name="P14"><text:tab/>Evaluates from left to right.</text:p>
      <text:p text:style-name="P14"><text:tab/><text:span text:style-name="T77">For each operand, converts it to Boolean.</text:span></text:p>
      <text:p text:style-name="P14"><text:tab/></text:p>
      <text:p text:style-name="P14"><text:tab/><text:span text:style-name="T77">Ex: let age = 15 &amp;&amp; 0</text:span></text:p>
      <text:p text:style-name="P14"><text:tab/> <text:s text:c="6"/>console.log(age) --&gt; 0</text:p>
      <text:p text:style-name="P14"/>
      <text:p text:style-name="P16">The Precedence of AND is higher than OR.</text:p>
      <text:p text:style-name="P16">The Precedence of NOT is the Highest of all Logical Operators.</text:p>
      <text:p text:style-name="P16"/>
      <text:p text:style-name="P25"><text:tab/></text:p>
      <text:p text:style-name="P25">31. <text:span text:style-name="T2">Guess the Ouput</text:span> :</text:p>
      <text:p text:style-name="P25"/>
      <text:p text:style-name="P25"><text:tab/>A. alert( alert(1) || 2 || alert(3)) <text:s text:c="6"/>?</text:p>
      <text:p text:style-name="P25"><text:tab/></text:p>
      <text:p text:style-name="P25"><text:tab/>B. alert( alert(1) &amp;&amp; alert(2) ) <text:s text:c="6"/>?</text:p>
      <text:p text:style-name="P25"><text:tab/></text:p>
      <text:p text:style-name="P25"><text:soft-page-break/><text:tab/>Go ahead answer above questions</text:p>
      <text:p text:style-name="P25"/>
      <text:p text:style-name="P25">32. <text:s/><text:span text:style-name="T2">Nullish Coalescing Operator ‘??’</text:span></text:p>
      <text:p text:style-name="P6"/>
      <text:p text:style-name="P25"><text:span text:style-name="T2"><text:tab/></text:span><text:span text:style-name="T98">Recent Addition to the langauge.</text:span></text:p>
      <text:p text:style-name="P25"><text:tab/><text:span text:style-name="T127">The nullish coalescing operator ?? provide a short way to choose the</text:span></text:p>
      <text:p text:style-name="P25"><text:tab/><text:span text:style-name="T127">first ‘</text:span><text:span text:style-name="T60">defined</text:span><text:span text:style-name="T127">’ value from a list.</text:span></text:p>
      <text:p text:style-name="P25"><text:tab/></text:p>
      <text:p text:style-name="P25"><text:tab/><text:span text:style-name="T98">The result of </text:span><text:span text:style-name="T79">a ?? b</text:span><text:span text:style-name="T98"> is :</text:span></text:p>
      <text:p text:style-name="P25"><text:tab/><text:span text:style-name="T79">a </text:span><text:span text:style-name="T98">: </text:span><text:span text:style-name="T99">if a is defined</text:span><text:span text:style-name="T98">.</text:span></text:p>
      <text:p text:style-name="P25"><text:tab/><text:span text:style-name="T79">b</text:span><text:span text:style-name="T98"> : </text:span><text:span text:style-name="T99">if a is not defined.</text:span></text:p>
      <text:p text:style-name="P25"/>
      <text:p text:style-name="P25"><text:tab/><text:span text:style-name="T80">In other words, ?? returns the first argument if it’s not null/undefined</text:span><text:span text:style-name="T99">.</text:span></text:p>
      <text:p text:style-name="P25"><text:tab/><text:span text:style-name="T80">Otherwise the second one</text:span><text:span text:style-name="T99">.</text:span></text:p>
      <text:p text:style-name="P25"/>
      <text:p text:style-name="P26">The short syntax <text:span text:style-name="T77">for selecting a first ‘</text:span><text:span text:style-name="T52">defined</text:span><text:span text:style-name="T77">’ variable from the list</text:span>.</text:p>
      <text:p text:style-name="P26"/>
      <text:p text:style-name="P26">In short, x = a ?? b is equal to</text:p>
      <text:p text:style-name="P26"><text:tab/> <text:s text:c="3"/><text:span text:style-name="T77"><text:s/>x = ( a!= null &amp;&amp; a!= undefined) ? a : b</text:span></text:p>
      <text:p text:style-name="P26"/>
      <text:p text:style-name="P25"><text:tab/><text:span text:style-name="T98">Difference b/w || and ?? is :</text:span></text:p>
      <text:p text:style-name="P25"/>
      <text:p text:style-name="P26">|| <text:tab/>: <text:span text:style-name="T47">Returns the first Truthy Value</text:span>.</text:p>
      <text:p text:style-name="P26">??<text:tab/>: <text:span text:style-name="T47">Returns the first Defined Value</text:span>.</text:p>
      <text:p text:style-name="P26"/>
      <text:p text:style-name="P26"/>
      <text:p text:style-name="P28"><text:span text:style-name="T2">Difference</text:span>:</text:p>
      <text:p text:style-name="P28"><text:s/></text:p>
      <text:p text:style-name="P17">let height = 0;</text:p>
      <text:p text:style-name="P17">alert (height || 100) ---&gt; 100</text:p>
      <text:p text:style-name="P17">alert(height ?? 100) ---&gt; 0</text:p>
      <text:p text:style-name="P27">The precedence of the ?? operator is rather low but before = and ?.</text:p>
      <text:p text:style-name="P17">It’s forbidden to use with || or &amp;&amp; without explicit paranthesis.</text:p>
      <text:p text:style-name="P26"/>
      <text:p text:style-name="P26">33. <text:s/><text:span text:style-name="T100">A single execution of the body is called an </text:span><text:span text:style-name="T9">ITERATION</text:span><text:span text:style-name="T100">.</text:span></text:p>
      <text:p text:style-name="P26"/>
      <text:p text:style-name="P29">34. <text:span text:style-name="T2">Labels</text:span> : Sometimes, we need to break out from multiple nested loops at once. <text:span text:style-name="T94">A label is an identifier with a colon before a loop</text:span>.</text:p>
      <text:p text:style-name="P29"><text:tab/>Example:<text:span text:style-name="T94"> </text:span><text:span text:style-name="T54">labelName</text:span><text:span text:style-name="T47">: for (; ;)</text:span></text:p>
      <text:p text:style-name="P85"><text:soft-page-break/></text:p>
      <text:p text:style-name="P39">35. <text:span text:style-name="T2">Switch Statement</text:span>: The equality check in switch argument is always</text:p>
      <text:p text:style-name="P39"><text:tab/><text:tab/><text:tab/><text:tab/> <text:s text:c="2"/><text:span text:style-name="T77">STRICT</text:span>.</text:p>
      <text:p text:style-name="P39"/>
      <text:p text:style-name="P39">36. <text:span text:style-name="T77">A function always return value by default i.e </text:span><text:span text:style-name="T32">undefined</text:span>.</text:p>
      <text:p text:style-name="P39"><text:s text:c="6"/><text:span text:style-name="T77">A function with an empty return or without it returns </text:span><text:span text:style-name="T32">undefined</text:span><text:span text:style-name="T77">.</text:span></text:p>
      <text:p text:style-name="P39"><text:tab/></text:p>
      <text:p text:style-name="P39"><text:tab/>Example-1: function doNothing() { }</text:p>
      <text:p text:style-name="P39"><text:tab/><text:tab/> <text:s text:c="7"/>alert ( doNothing() == undefined) <text:s/>---&gt; True</text:p>
      <text:p text:style-name="P39"/>
      <text:p text:style-name="P39"><text:tab/>Example-2: function doNothing() { return; }</text:p>
      <text:p text:style-name="P39"><text:tab/><text:tab/><text:tab/>alert( doNothing() == undefined) ---&gt; True</text:p>
      <text:p text:style-name="P25"/>
      <text:p text:style-name="P25"/>
      <text:p text:style-name="P30">37. <text:span text:style-name="T2">Function Expression vs Function Declaration</text:span></text:p>
      <text:p text:style-name="P7"/>
      <text:p text:style-name="P30"><text:span text:style-name="T31">Function Expression<text:tab/></text:span><text:span text:style-name="T2"><text:tab/><text:tab/><text:tab/><text:tab/><text:tab/></text:span><text:span text:style-name="T31">Function Declaration</text:span></text:p>
      <text:p text:style-name="P7"/>
      <text:p text:style-name="P18">A function Expression is created when<text:tab/><text:tab/><text:tab/>It can be called earlier </text:p>
      <text:p text:style-name="P18">the execution reaches it and is usable<text:tab/><text:tab/><text:tab/>than it’s defined.</text:p>
      <text:p text:style-name="P18">only from that moment.</text:p>
      <text:p text:style-name="P18"/>
      <text:p text:style-name="P30">Ex: sayHi(); <text:tab/><text:tab/><text:tab/><text:tab/><text:tab/><text:tab/><text:tab/>Ex: sayHi();</text:p>
      <text:p text:style-name="P30"/>
      <text:p text:style-name="P30"><text:s text:c="6"/>let sayHi = function() {<text:tab/><text:tab/><text:tab/><text:tab/><text:tab/>function sayHi() {</text:p>
      <text:p text:style-name="P30"><text:tab/><text:tab/><text:tab/>alert(‘hi’);<text:tab/><text:tab/><text:tab/><text:tab/><text:tab/><text:tab/>alert(‘hi’);</text:p>
      <text:p text:style-name="P30"><text:tab/><text:tab/><text:tab/>}<text:tab/><text:tab/><text:tab/><text:tab/><text:tab/><text:tab/><text:tab/>}</text:p>
      <text:p text:style-name="P18">It will not work<text:tab/><text:tab/><text:tab/><text:tab/><text:tab/><text:tab/><text:tab/>It will work</text:p>
      <text:p text:style-name="P30"/>
      <text:p text:style-name="P31"><text:span text:style-name="T77">NOTE</text:span>: The function declaration sayHi is created when JS is preparing to start the script and is visible everywhere in it.</text:p>
      <text:p text:style-name="P31"/>
      <text:p text:style-name="P31"/>
      <text:p text:style-name="P5">Arrow Functions</text:p>
      <text:p text:style-name="P5"/>
      <text:p text:style-name="P31">Better than Function Expression.</text:p>
      <text:p text:style-name="P89">Use Arrow-Functions for one line actions and callbacks.</text:p>
      <text:p text:style-name="P84"/>
      <text:p text:style-name="P84">Example:<text:span text:style-name="T64"> let sum = (a, b) =&gt; a + b;</text:span></text:p>
      <text:p text:style-name="P45"><text:soft-page-break/><text:tab/><text:tab/>expression will be returned.</text:p>
      <text:p text:style-name="P45"/>
      <text:p text:style-name="P75">If one argument, paranthesis can be omitted.</text:p>
      <text:p text:style-name="P84"><text:span text:style-name="T62">Example:</text:span><text:span text:style-name="T64"> let num = n =&gt; n;</text:span></text:p>
      <text:p text:style-name="P45"/>
      <text:p text:style-name="P75">If there is no-argument, then still paranthesis is still required.</text:p>
      <text:p text:style-name="P84"><text:span text:style-name="T62">Example:</text:span><text:span text:style-name="T64"> let name = ( ) =&gt; ‘Karan Negi’;</text:span></text:p>
      <text:p text:style-name="P45"/>
      <text:p text:style-name="P89"><text:span text:style-name="T62">For Multiple Expression: </text:span><text:span text:style-name="T63">Use Curly Braces</text:span></text:p>
      <text:p text:style-name="P84"><text:span text:style-name="T64">let sum = (a, b) =&gt; </text:span><text:span text:style-name="T71">{</text:span></text:p>
      <text:p text:style-name="P45"><text:tab/><text:tab/><text:tab/>let result = a + b;</text:p>
      <text:p text:style-name="P45"><text:tab/><text:tab/><text:tab/>return result;</text:p>
      <text:p text:style-name="P84"><text:span text:style-name="T64"><text:tab/><text:tab/><text:tab/></text:span><text:span text:style-name="T71">}</text:span></text:p>
      <text:p text:style-name="P32"/>
      <text:p text:style-name="P32"><text:tab/><text:tab/><text:tab/><text:tab/><text:tab/><text:tab/><text:span text:style-name="T103">OBJECTS</text:span><text:span text:style-name="T105"><text:tab/><text:tab/><text:tab/><text:tab/><text:tab/></text:span></text:p>
      <text:p text:style-name="P93"/>
      <text:p text:style-name="P8"/>
      <text:p text:style-name="P34">38. <text:s/>Objects also known as <text:span text:style-name="T47">Plain Objects</text:span>.</text:p>
      <text:p text:style-name="P34"><text:tab/>Key-Value Pair</text:p>
      <text:p text:style-name="P34"><text:tab/><text:span text:style-name="T2">Key/Property-Name/Identifier</text:span>: <text:s/><text:span text:style-name="T47">Always a STRING or SYMBOL.</text:span></text:p>
      <text:p text:style-name="P46"><text:tab/><text:span text:style-name="T2">Value</text:span>: <text:span text:style-name="T47">Can be Anything.</text:span></text:p>
      <text:p text:style-name="P46"><text:tab/></text:p>
      <text:p text:style-name="P46"><text:tab/>Ex: <text:span text:style-name="T54">Object Literal Syntax</text:span></text:p>
      <text:p text:style-name="P46"><text:tab/><text:tab/>let obj = { name: ‘kara<text:span text:style-name="T112">n</text:span>’, age: 25 }</text:p>
      <text:p text:style-name="P46"/>
      <text:p text:style-name="P46"><text:tab/>Ex: <text:span text:style-name="T41">Object Construct Syntax</text:span></text:p>
      <text:p text:style-name="P46"><text:tab/><text:tab/><text:span text:style-name="T112">let obj = new Object ();</text:span></text:p>
      <text:p text:style-name="P46"><text:tab/><text:tab/><text:span text:style-name="T112">obj.name = ‘karan’;</text:span></text:p>
      <text:p text:style-name="P46"><text:tab/><text:tab/><text:span text:style-name="T112">obj.age <text:s text:c="3"/>= <text:s/>25;</text:span></text:p>
      <text:p text:style-name="P46"/>
      <text:p text:style-name="P70">How to calculate no. of properties in an object ?</text:p>
      <text:p text:style-name="P70"/>
      <text:p text:style-name="P81">Object.keys(object_name).length</text:p>
      <text:p text:style-name="P81"/>
      <text:p text:style-name="P70">How to remove a property from an object ?</text:p>
      <text:p text:style-name="P70"/>
      <text:p text:style-name="P47">Using <text:span text:style-name="T52">delete keyword</text:span>.</text:p>
      <text:p text:style-name="P47">i.e <text:span text:style-name="T2">delete</text:span> <text:span text:style-name="T47">objName.propertyName</text:span>.</text:p>
      <text:p text:style-name="P47"/>
      <text:p text:style-name="P48"><text:soft-page-break/>39. Computed Properties in an Object</text:p>
      <text:p text:style-name="P48"/>
      <text:p text:style-name="P48"><text:tab/>We can use <text:span text:style-name="T2">[Square-Bracket]</text:span> in an object literal, when creating an </text:p>
      <text:p text:style-name="P48"><text:tab/>object. That’s called an <text:span text:style-name="T47">Computed Property</text:span>.</text:p>
      <text:p text:style-name="P48"/>
      <text:p text:style-name="P48">Ex: let fruit = prompt( ‘Which Fruit’, apple);</text:p>
      <text:p text:style-name="P48"><text:s text:c="7"/>let bag = { <text:span text:style-name="T2">[fruit]</text:span> : 5 };</text:p>
      <text:p text:style-name="P48"/>
      <text:p text:style-name="P48"/>
      <text:p text:style-name="P48">40. <text:span text:style-name="T77">‘In’ Operator</text:span></text:p>
      <text:p text:style-name="P48"/>
      <text:p text:style-name="P48"><text:tab/><text:span text:style-name="T47">Checks the </text:span><text:span text:style-name="T54">property-name</text:span><text:span text:style-name="T47"> in an object.</text:span></text:p>
      <text:p text:style-name="P48"><text:tab/>Returns True/False</text:p>
      <text:p text:style-name="P48"/>
      <text:p text:style-name="P48"><text:tab/>Ex: let obj = { name: ‘abu’ };</text:p>
      <text:p text:style-name="P48"><text:tab/> <text:s text:c="6"/>console.log( ‘name’ <text:span text:style-name="T77">in</text:span> obj ) ---&gt; True.</text:p>
      <text:p text:style-name="P48"/>
      <text:p text:style-name="P48"><text:tab/><text:span text:style-name="T30">For </text:span><text:span text:style-name="T36">in</text:span><text:span text:style-name="T30"> Loop :</text:span></text:p>
      <text:p text:style-name="P82"/>
      <text:p text:style-name="P48"><text:tab/><text:span text:style-name="T77">for</text:span> ( key <text:span text:style-name="T77">in</text:span> object ) --&gt; <text:span text:style-name="T47">Print all keys</text:span></text:p>
      <text:p text:style-name="P86"/>
      <text:p text:style-name="P48"><text:tab/>Ex: let obj = { name: ‘Karan’, age: 25, sex: ‘M’ };</text:p>
      <text:p text:style-name="P48"><text:tab/><text:tab/><text:tab/><text:span text:style-name="T77">for</text:span> ( key <text:span text:style-name="T77">in</text:span> obj ) {</text:p>
      <text:p text:style-name="P48"><text:tab/><text:tab/><text:tab/><text:tab/>console.log(<text:span text:style-name="T77">key</text:span>);<text:tab/><text:tab/>// <text:span text:style-name="T47">Print all keys</text:span></text:p>
      <text:p text:style-name="P48"><text:tab/><text:tab/><text:tab/><text:tab/>console.log(<text:span text:style-name="T77">obj[key]</text:span><text:span text:style-name="T113">)</text:span>; }<text:tab/>// <text:span text:style-name="T47">Print all values</text:span></text:p>
      <text:p text:style-name="P86"/>
      <text:p text:style-name="P49">41. <text:span text:style-name="T2"><text:s/>Are Objects Ordered ?</text:span></text:p>
      <text:p text:style-name="P49"/>
      <text:p text:style-name="P49"><text:tab/>Order in a special fashion.</text:p>
      <text:p text:style-name="P49"><text:tab/><text:span text:style-name="T77">Integers properties are sorted.</text:span></text:p>
      <text:p text:style-name="P49"><text:tab/>Others appear in a creation order.</text:p>
      <text:p text:style-name="P49"/>
      <text:p text:style-name="P49"><text:tab/><text:span text:style-name="T13">Example</text:span><text:span text:style-name="T129"> : let codes = {</text:span></text:p>
      <text:p text:style-name="P49"><text:tab/><text:tab/><text:tab/><text:tab/><text:tab/>‘<text:span text:style-name="T89">49</text:span><text:span text:style-name="T129">’ : ‘Germany’,</text:span></text:p>
      <text:p text:style-name="P49"><text:tab/><text:tab/><text:tab/><text:tab/><text:tab/>‘<text:span text:style-name="T89">41</text:span><text:span text:style-name="T129">’ : ‘Switzerland’,</text:span></text:p>
      <text:p text:style-name="P49"><text:tab/><text:tab/><text:tab/><text:tab/><text:tab/>‘<text:span text:style-name="T89">44</text:span><text:span text:style-name="T129">’ : ‘Great Britain’,</text:span></text:p>
      <text:p text:style-name="P49"><text:tab/><text:tab/><text:tab/><text:tab/><text:tab/>‘<text:span text:style-name="T89">1</text:span><text:span text:style-name="T129">’ <text:s/>: <text:s/>‘USA’,</text:span></text:p>
      <text:p text:style-name="P49"><text:tab/><text:tab/><text:tab/><text:tab/><text:tab/><text:span text:style-name="T129">};</text:span></text:p>
      <text:p text:style-name="P49"><text:tab/><text:span text:style-name="T129">for ( let code in codes) { alert(code); }<text:tab/><text:tab/><text:tab/>// 1, 41, 44, 49</text:span></text:p>
      <text:p text:style-name="P49"><text:soft-page-break/></text:p>
      <text:p text:style-name="P49"/>
      <text:p text:style-name="P49">42.<text:span text:style-name="T77"> IMPORTANT</text:span>: <text:s/>Primitives are copied by values.</text:p>
      <text:p text:style-name="P49"><text:tab/><text:tab/><text:tab/> <text:s text:c="4"/><text:span text:style-name="T52">Objects are stored and copied by References.</text:span></text:p>
      <text:p text:style-name="P49"/>
      <text:p text:style-name="P49"><text:tab/>A varaiable store not the Object itself, but it’s ‘<text:span text:style-name="T36">address in memory</text:span>’.</text:p>
      <text:p text:style-name="P49"><text:tab/>In other words ‘<text:span text:style-name="T36">a reference</text:span>’ to it.</text:p>
      <text:p text:style-name="P48"/>
      <text:p text:style-name="P48"/>
      <text:p text:style-name="P48"><text:s/><text:span text:style-name="T37">Copying an object variable creates one more references to the same object</text:span><text:span text:style-name="T113"> </text:span></text:p>
      <text:p text:style-name="P48"/>
      <text:p text:style-name="P71">How to Overcome above statement ?</text:p>
      <text:p text:style-name="P49"/>
      <text:p text:style-name="P49"><text:span text:style-name="T2">Method-1</text:span> : Either do iteration to clone an Object. <text:span text:style-name="T114">(used for </text:span><text:span text:style-name="T38">Deep cloning</text:span><text:span text:style-name="T114">)</text:span></text:p>
      <text:p text:style-name="P49"><text:span text:style-name="T2">Method-2</text:span> : <text:span text:style-name="T77">Object.assign</text:span> <text:span text:style-name="T114">( used only for </text:span><text:span text:style-name="T38">Shallow copy</text:span><text:span text:style-name="T114"> of an object )</text:span></text:p>
      <text:p text:style-name="P49"/>
      <text:p text:style-name="P49"><text:tab/><text:tab/><text:span text:style-name="T2">Syntax</text:span>: <text:span text:style-name="T36">Object.assign( destination-object, [src-1, src-2 ...] )</text:span>;</text:p>
      <text:p text:style-name="P49"><text:tab/><text:tab/><text:tab/> <text:s text:c="4"/><text:span text:style-name="T2">Return type</text:span> : <text:span text:style-name="T36">Destination Object</text:span>.</text:p>
      <text:p text:style-name="P49"/>
      <text:p text:style-name="P49"/>
      <text:p text:style-name="P48"/>
      <text:p text:style-name="P50">Nested Objects are copied by references , <text:span text:style-name="T122">Hence use</text:span> a deep cloning method !</text:p>
      <text:p text:style-name="P50"/>
      <text:p text:style-name="P50"/>
      <text:p text:style-name="P50">43. <text:span text:style-name="T2">GARBAGE COLLECTION IN JAVASCRIPT</text:span></text:p>
      <text:p text:style-name="P74"/>
      <text:p text:style-name="P50">Memory Management in Js is performed automatically and invisible to us.</text:p>
      <text:p text:style-name="P50">There’s a background process in the Js Engine that is called <text:span text:style-name="T54">Garbage-Collector.</text:span></text:p>
      <text:p text:style-name="P50">It monitors all the objects and removes that have been unreachable.</text:p>
      <text:p text:style-name="P50"><text:span text:style-name="T77">Main Concept of Memory Management is </text:span><text:span text:style-name="T52">Reachability</text:span>.</text:p>
      <text:p text:style-name="P50"/>
      <text:p text:style-name="P50"><text:span text:style-name="T22">Algorithum</text:span> : The basic garbage collection algorithum is called <text:span text:style-name="T17">Mark and</text:span><text:span text:style-name="T2"> </text:span></text:p>
      <text:p text:style-name="P74"><text:tab/> <text:tab/> <text:s text:c="3"/><text:span text:style-name="T77">Sweep</text:span>.</text:p>
      <text:p text:style-name="P50"><text:tab/>Objects are retained in the memory while they are reachable.</text:p>
      <text:p text:style-name="P50"><text:tab/>The garbage collector tries to run only while the CPU is idle, to <text:tab/>reduce the possible effect on the execution.</text:p>
      <text:p text:style-name="P50"/>
      <text:p text:style-name="P50"><text:soft-page-break/></text:p>
      <text:p text:style-name="P51">44. <text:s/><text:span text:style-name="T52">Functions are too passed by references inside in an object if passed</text:span>.</text:p>
      <text:p text:style-name="P51"/>
      <text:p text:style-name="P51"><text:tab/>i.e let obj = { </text:p>
      <text:p text:style-name="P51"><text:tab/><text:tab/><text:tab/>sayHi() </text:p>
      <text:p text:style-name="P51"><text:tab/><text:tab/><text:tab/> <text:s/>{ </text:p>
      <text:p text:style-name="P51"><text:tab/><text:tab/><text:tab/> <text:s text:c="3"/>return ‘Karan’ </text:p>
      <text:p text:style-name="P51"><text:tab/><text:tab/><text:tab/> <text:s text:c="2"/>}</text:p>
      <text:p text:style-name="P51"><text:tab/><text:tab/><text:tab/> };</text:p>
      <text:p text:style-name="P51"/>
      <text:p text:style-name="P51">Now if we do, let <text:span text:style-name="T77">obj2 = obj</text:span>; <text:s/><text:tab/><text:tab/><text:tab/><text:tab/> // <text:span text:style-name="T47">passed by reference</text:span></text:p>
      <text:p text:style-name="P87"/>
      <text:p text:style-name="P51">And, we do <text:span text:style-name="T77">obj2.sayHi = ( ) =&gt; ‘Negi’</text:span>;</text:p>
      <text:p text:style-name="P51"/>
      <text:p text:style-name="P51">console.log( <text:span text:style-name="T77">obj.sayHi()</text:span> ) ----&gt; <text:span text:style-name="T77">Negi</text:span></text:p>
      <text:p text:style-name="P69"/>
      <text:p text:style-name="P51"><text:span text:style-name="T2">Didn’t you expect it to print ‘Karan’ ?</text:span> </text:p>
      <text:p text:style-name="P51"/>
      <text:p text:style-name="P76">A function that is the property of an Object is called Method.</text:p>
      <text:p text:style-name="P76"/>
      <text:p text:style-name="P77">Arrow functions have no ‘<text:span text:style-name="T2">this</text:span>’<text:span text:style-name="T107">. </text:span></text:p>
      <text:p text:style-name="P57"/>
      <text:p text:style-name="P57"/>
      <text:p text:style-name="P77"><text:span text:style-name="T107">45. </text:span><text:span text:style-name="T110">Constructor Functions, new Operator</text:span></text:p>
      <text:p text:style-name="P57"/>
      <text:p text:style-name="P77"><text:span text:style-name="T107"><text:tab/></text:span><text:span text:style-name="T108">The regular { } syntax allows us to create only </text:span><text:span text:style-name="T58">one single object</text:span><text:span text:style-name="T108">.</text:span></text:p>
      <text:p text:style-name="P77"><text:span text:style-name="T108"><text:tab/>But often we need to create </text:span><text:span text:style-name="T58">many similar-objects</text:span><text:span text:style-name="T108">, like multiple users <text:tab/></text:span></text:p>
      <text:p text:style-name="P58"><text:tab/>etc.</text:p>
      <text:p text:style-name="P77"><text:span text:style-name="T108"><text:tab/>This can be done using ‘</text:span><text:span text:style-name="T56">new operator</text:span><text:span text:style-name="T108">’.</text:span></text:p>
      <text:p text:style-name="P58"/>
      <text:p text:style-name="P78"><text:span text:style-name="T107"><text:tab/></text:span><text:span text:style-name="T110">Conentions</text:span><text:span text:style-name="T107">: They are named with </text:span><text:span text:style-name="T57">capital letter first</text:span><text:span text:style-name="T107">.</text:span></text:p>
      <text:p text:style-name="P78"><text:span text:style-name="T107"><text:tab/><text:tab/><text:tab/> <text:s text:c="2"/>They should be executed only with ‘</text:span><text:span text:style-name="T57">new operator</text:span><text:span text:style-name="T107">’.</text:span></text:p>
      <text:p text:style-name="P59"/>
      <text:p text:style-name="P78"><text:span text:style-name="T107"><text:tab/></text:span><text:span text:style-name="T57">Example of Constructor Function:</text:span></text:p>
      <text:p text:style-name="P59"/>
      <text:p text:style-name="P78"><text:span text:style-name="T107"><text:tab/><text:tab/><text:tab/>function </text:span><text:span text:style-name="T106">U</text:span><text:span text:style-name="T107">ser ( name, age ) {</text:span></text:p>
      <text:p text:style-name="P78"><text:span text:style-name="T107"><text:tab/><text:tab/><text:tab/><text:tab/><text:tab/><text:tab/></text:span><text:span text:style-name="T106">this</text:span><text:span text:style-name="T107">.name = name;</text:span></text:p>
      <text:p text:style-name="P78"><text:span text:style-name="T107"><text:tab/><text:tab/><text:tab/><text:tab/><text:tab/><text:tab/></text:span><text:span text:style-name="T106">this</text:span><text:span text:style-name="T107">.age <text:s text:c="3"/>= age;</text:span></text:p>
      <text:p text:style-name="P59"><text:tab/><text:tab/><text:tab/><text:tab/><text:tab/><text:tab/>}</text:p>
      <text:p text:style-name="P59"><text:soft-page-break/><text:tab/></text:p>
      <text:p text:style-name="P59"><text:tab/><text:tab/><text:tab/><text:tab/>let user <text:s text:c="3"/>= new User ( ‘Karan’, 25 );</text:p>
      <text:p text:style-name="P59"><text:tab/><text:tab/><text:tab/><text:tab/>let user-2 = new User ( ‘Leenu’, 25 );</text:p>
      <text:p text:style-name="P59"/>
      <text:p text:style-name="P78"><text:span text:style-name="T110">What’s Happening Behind the Scene</text:span><text:span text:style-name="T107"> : <text:s/>Implicit Action i.e<text:tab/></text:span></text:p>
      <text:p text:style-name="P59"><text:tab/><text:tab/><text:tab/><text:tab/><text:tab/><text:tab/><text:tab/> <text:s text:c="3"/>this = <text:s/>{ <text:s text:c="2"/>} is being created first,</text:p>
      <text:p text:style-name="P59"><text:tab/><text:tab/><text:tab/><text:tab/><text:tab/><text:tab/><text:tab/> <text:s text:c="3"/>then returned.</text:p>
      <text:p text:style-name="P59"/>
      <text:p text:style-name="P78"><text:span text:style-name="T107">A </text:span><text:span text:style-name="T106">new empty object is created</text:span><text:span text:style-name="T107"> and assigned to ‘</text:span>this<text:span text:style-name="T107">’. i.e </text:span>‘this’ = { }<text:span text:style-name="T107">.</text:span></text:p>
      <text:p text:style-name="P78"><text:span text:style-name="T107">The function executes, usually it modifies ‘</text:span><text:span text:style-name="T106">this</text:span><text:span text:style-name="T107">’, adds new properties to it.</text:span></text:p>
      <text:p text:style-name="P78"><text:span text:style-name="T107">The value of ‘</text:span><text:span text:style-name="T106">this</text:span><text:span text:style-name="T107">’ is returned.</text:span></text:p>
      <text:p text:style-name="P78"><text:span text:style-name="T107"/></text:p>
      <text:p text:style-name="P59"><text:span text:style-name="T54">If there’s no argument, then paranthesis can be ignored</text:span>.</text:p>
      <text:p text:style-name="P78"><text:span text:style-name="T107">i.e </text:span><text:span text:style-name="T115">let user = new User</text:span><text:span text:style-name="T107">;</text:span></text:p>
      <text:p text:style-name="P59"/>
      <text:p text:style-name="P59"/>
      <text:p text:style-name="P79"><text:span text:style-name="T107">46. </text:span><text:span text:style-name="T23">Optional Chaining</text:span><text:span text:style-name="T115"> ‘ </text:span>?.<text:span text:style-name="T107"> ’</text:span></text:p>
      <text:p text:style-name="P60"/>
      <text:p text:style-name="P60"><text:tab/>Recent addition to the langauge.</text:p>
      <text:p text:style-name="P79"><text:span text:style-name="T107"><text:tab/>The optional chaining </text:span><text:span text:style-name="T106">?.</text:span><text:span text:style-name="T107"> Is </text:span>an error-proof way to access nested object</text:p>
      <text:p text:style-name="P79"><text:span text:style-name="T107"><text:tab/></text:span>properties<text:span text:style-name="T107">, even if intermediate property doesn’t exist.</text:span></text:p>
      <text:p text:style-name="P60"/>
      <text:p text:style-name="P60"><text:tab/>Ex: let obj = { }; <text:s/><text:tab/><text:tab/><text:tab/><text:tab/>// empty object</text:p>
      <text:p text:style-name="P79"><text:span text:style-name="T107"><text:tab/> <text:s text:c="5"/>console.log( </text:span><text:span text:style-name="T106">obj.name</text:span><text:span text:style-name="T107"> ) <text:tab/><text:tab/>// </text:span><text:span text:style-name="T106">undefined</text:span></text:p>
      <text:p text:style-name="P60"/>
      <text:p text:style-name="P60"><text:tab/>If you go any further, it will given an error i.e</text:p>
      <text:p text:style-name="P79"><text:span text:style-name="T107"><text:tab/><text:tab/>console.log( </text:span><text:span text:style-name="T106">obj.name.age</text:span><text:span text:style-name="T107"> ) <text:tab/>// </text:span><text:span text:style-name="T106">Error</text:span></text:p>
      <text:p text:style-name="P60"/>
      <text:p text:style-name="P79"><text:span text:style-name="T107"><text:tab/>But with Optional Chaining operator </text:span><text:span text:style-name="T106">?.</text:span></text:p>
      <text:p text:style-name="P79"><text:span text:style-name="T107"><text:tab/></text:span><text:span text:style-name="T106">It </text:span>stops the evaluation and returns undefined<text:span text:style-name="T106"> if the part before ?</text:span><text:span text:style-name="T107">. Is </text:span></text:p>
      <text:p text:style-name="P79"><text:span text:style-name="T107"><text:tab/></text:span><text:span text:style-name="T106">undefined or null</text:span><text:span text:style-name="T107">.</text:span></text:p>
      <text:p text:style-name="P60"/>
      <text:p text:style-name="P60"><text:tab/>Ex: let user = { };<text:tab/><text:tab/><text:tab/><text:tab/>// empty object</text:p>
      <text:p text:style-name="P79"><text:span text:style-name="T107"><text:tab/> <text:s text:c="5"/>console.log( </text:span><text:span text:style-name="T106">user?.name?.age</text:span><text:span text:style-name="T107">) <text:s text:c="4"/><text:tab/>// </text:span><text:span text:style-name="T106">undefined</text:span></text:p>
      <text:p text:style-name="P60"/>
      <text:p text:style-name="P79"><text:span text:style-name="T107"><text:tab/></text:span><text:span text:style-name="T109">More Examples: <text:s/>console.log( </text:span><text:span text:style-name="T111">user.sayHi()</text:span><text:span text:style-name="T109"> ); <text:s text:c="4"/>// </text:span><text:span text:style-name="T111">Error</text:span></text:p>
      <text:p text:style-name="P79"><text:span text:style-name="T109"><text:tab/><text:tab/><text:tab/><text:tab/> <text:s/>console.log( </text:span><text:span text:style-name="T111">user?.sayHi()</text:span><text:span text:style-name="T109"> ); <text:s text:c="2"/>// </text:span><text:span text:style-name="T111">Undefined</text:span></text:p>
      <text:p text:style-name="P79"><text:span text:style-name="T111"/></text:p>
      <text:p text:style-name="P61"/>
      <text:p text:style-name="P80"><text:soft-page-break/><text:span text:style-name="T107"><text:tab/><text:tab/><text:tab/><text:tab/><text:tab/></text:span><text:span text:style-name="T102">SYMBOLS</text:span></text:p>
      <text:p text:style-name="P118"/>
      <text:p text:style-name="P67"><text:span text:style-name="T115">47. By Specification: </text:span><text:span text:style-name="T55">Symbols are primitive</text:span><text:span text:style-name="T115">.</text:span></text:p>
      <text:p text:style-name="P62"><text:tab/></text:p>
      <text:p text:style-name="P67"><text:span text:style-name="T115"><text:tab/>Object property</text:span><text:span text:style-name="T23"> Keys</text:span><text:span text:style-name="T115"> may be either </text:span><text:span text:style-name="T55">String-Type</text:span><text:span text:style-name="T115"> or </text:span><text:span text:style-name="T55">Symbols</text:span><text:span text:style-name="T115">.</text:span></text:p>
      <text:p text:style-name="P67"><text:span text:style-name="T115"><text:tab/></text:span><text:span text:style-name="T43">Symbol are gauranteed to be </text:span><text:span text:style-name="T44">unique</text:span><text:span text:style-name="T43">.</text:span></text:p>
      <text:p text:style-name="P67"><text:span text:style-name="T116"><text:tab/></text:span><text:span text:style-name="T117">Symbol are skipped by (for...in)</text:span><text:span text:style-name="T116">.</text:span></text:p>
      <text:p text:style-name="P67"><text:span text:style-name="T116"><text:tab/></text:span><text:span text:style-name="T117">Object.keys(object-name) </text:span><text:span text:style-name="T116">also ignores symbol properties.</text:span></text:p>
      <text:p text:style-name="P53"/>
      <text:p text:style-name="P67"><text:span text:style-name="T116"><text:tab/></text:span><text:span text:style-name="T43">In contrast, </text:span><text:span text:style-name="T44">Object.assign</text:span><text:span text:style-name="T43"> copies both string and symbol properties.</text:span></text:p>
      <text:p text:style-name="P83"/>
      <text:p text:style-name="P67"><text:span text:style-name="T116"><text:tab/>Even if we create many Symbols with the same </text:span><text:span text:style-name="T49">descriptor</text:span><text:span text:style-name="T116">, they have</text:span></text:p>
      <text:p text:style-name="P53"><text:tab/>different values.</text:p>
      <text:p text:style-name="P53"/>
      <text:p text:style-name="P68"><text:span text:style-name="T115"><text:tab/></text:span><text:span text:style-name="T46">It allows us to create hidden properties of an object</text:span><text:span text:style-name="T42">.</text:span></text:p>
      <text:p text:style-name="P62"><text:tab/></text:p>
      <text:p text:style-name="P67"><text:span text:style-name="T115"><text:tab/></text:span><text:span text:style-name="T116">Ex: let id1 = Symbol(‘</text:span><text:span text:style-name="T117">id</text:span><text:span text:style-name="T116">’);<text:tab/><text:tab/><text:tab/> // </text:span><text:span text:style-name="T123">descriptor: id</text:span></text:p>
      <text:p text:style-name="P67"><text:span text:style-name="T116"><text:tab/> <text:s text:c="6"/>let id2 = Symbol(‘</text:span><text:span text:style-name="T117">id</text:span><text:span text:style-name="T116">’);</text:span></text:p>
      <text:p text:style-name="P67"><text:span text:style-name="T116"><text:tab/> <text:s text:c="6"/>console.log( id1 == id2 ) <text:s text:c="2"/><text:tab/><text:tab/>// </text:span><text:span text:style-name="T117">False</text:span></text:p>
      <text:p text:style-name="P67"/>
      <text:p text:style-name="P68"><text:span text:style-name="T2">Note</text:span>: alert(id1) will give <text:span text:style-name="T2">ERROR</text:span>.</text:p>
      <text:p text:style-name="P68"><text:span text:style-name="T2">Solution</text:span>: alert(id1.toString());</text:p>
      <text:p text:style-name="P68"/>
      <text:p text:style-name="P52"/>
      <text:p text:style-name="P52">Get Symbol.<text:span text:style-name="T77">description</text:span> <text:span text:style-name="T47">property</text:span> to show the descriptor only.</text:p>
      <text:p text:style-name="P52">Console.log(id1.<text:span text:style-name="T77">description</text:span>) <text:s text:c="3"/><text:tab/><text:tab/><text:tab/><text:tab/><text:tab/><text:tab/><text:tab/>// <text:span text:style-name="T77">id</text:span></text:p>
      <text:p text:style-name="P73"/>
      <text:p text:style-name="P73"/>
      <text:p text:style-name="P54"><text:span text:style-name="T2">How to get Symbols from an Object ?</text:span> </text:p>
      <text:p text:style-name="P54"/>
      <text:p text:style-name="P54">To retrieve Symbols keys from an object, We use :</text:p>
      <text:p text:style-name="P54"/>
      <text:p text:style-name="P54"><text:tab/><text:span text:style-name="T32">Object.getOwnPropertySymbol</text:span><text:span text:style-name="T35">s</text:span><text:span text:style-name="T32">()</text:span><text:span text:style-name="T36">;</text:span></text:p>
      <text:p text:style-name="P54"><text:tab/>Method <text:span text:style-name="T36">returns an array</text:span> of all Symbols properties found directly</text:p>
      <text:p text:style-name="P54"><text:tab/>upon on an object.</text:p>
      <text:p text:style-name="P51"/>
      <text:p text:style-name="P51"><text:tab/><text:span text:style-name="T34">Reflect.ownKeys</text:span><text:span text:style-name="T118"> : Method return </text:span><text:span text:style-name="T39">an array of the target object’s </text:span><text:span text:style-name="T34">own</text:span></text:p>
      <text:p text:style-name="P51"><text:tab/><text:tab/><text:tab/><text:tab/> <text:s text:c="3"/><text:span text:style-name="T34">property</text:span><text:span text:style-name="T39"> keys ( Symbols too )</text:span></text:p>
      <text:p text:style-name="P50"/>
      <text:p text:style-name="P50"><text:soft-page-break/></text:p>
      <text:p text:style-name="P72">Most Commonly Use Cases for Symbols :</text:p>
      <text:p text:style-name="P54"/>
      <text:p text:style-name="P54">1. Unique property values that you don’t want users to overwrite by</text:p>
      <text:p text:style-name="P54"><text:s text:c="5"/>mistake.</text:p>
      <text:p text:style-name="P54">2. <text:s/>Unique keys for identifying object properties.</text:p>
      <text:p text:style-name="P56">3. Symbol type is used to create unique identifiers for objects.</text:p>
      <text:p text:style-name="P88"/>
      <text:p text:style-name="P46"><text:tab/></text:p>
      <text:p text:style-name="P46"/>
      <text:p text:style-name="P46"><text:tab/><text:tab/><text:tab/><text:tab/><text:span text:style-name="T104">OBJECT TO PRIMITIVES</text:span></text:p>
      <text:p text:style-name="P94"/>
      <text:p text:style-name="P54"/>
      <text:p text:style-name="P54">48. <text:span text:style-name="T130">Objects are </text:span><text:span text:style-name="T90">auto-converted to </text:span><text:span text:style-name="T19">primitives</text:span><text:span text:style-name="T130">, and then the operation is</text:span></text:p>
      <text:p text:style-name="P54"><text:s text:c="6"/><text:span text:style-name="T130">carried out.</text:span></text:p>
      <text:p text:style-name="P54"/>
      <text:p text:style-name="P54"><text:s text:c="6"/><text:span text:style-name="T90">All objects are true in a boolean context</text:span><text:span text:style-name="T130">. There are only numeric and</text:span></text:p>
      <text:p text:style-name="P54"><text:s text:c="6"/><text:span text:style-name="T130">string conversion.</text:span></text:p>
      <text:p text:style-name="P54"/>
      <text:p text:style-name="P55"><text:s text:c="6"/><text:span text:style-name="T131">The </text:span><text:span text:style-name="T91">numeric conversion</text:span><text:span text:style-name="T131"> happens when we subtract objects</text:span></text:p>
      <text:p text:style-name="P55"><text:span text:style-name="T131"><text:s text:c="6"/></text:span><text:span text:style-name="T91">(obj1 – obj2)</text:span><text:span text:style-name="T131"> or apply mathematical functions.</text:span></text:p>
      <text:p text:style-name="P55"/>
      <text:p text:style-name="P55"><text:s text:c="5"/><text:span text:style-name="T131">The </text:span><text:span text:style-name="T91">string conversion</text:span><text:span text:style-name="T131"> – it usually happens when we output an object</text:span></text:p>
      <text:p text:style-name="P55"><text:s text:c="5"/><text:span text:style-name="T131">like </text:span><text:span text:style-name="T91">alert(obj)</text:span><text:span text:style-name="T131"> or similar cases.</text:span></text:p>
      <text:p text:style-name="P54"/>
      <text:p text:style-name="P54"/>
      <text:p text:style-name="P54"><text:s/><text:span text:style-name="T14">To Primitive</text:span><text:span text:style-name="T131"> </text:span></text:p>
      <text:p text:style-name="P54"/>
      <text:p text:style-name="P54"><text:s/><text:span text:style-name="T20">To do the conversion, Js tries to find and call three object methods</text:span><text:span text:style-name="T132">.</text:span></text:p>
      <text:p text:style-name="P54"/>
      <text:p text:style-name="P54"><text:span text:style-name="T132">1. </text:span><text:span text:style-name="T15">Call</text:span><text:span text:style-name="T132"> obj[</text:span><text:span text:style-name="T92">Symbol.toPrimitive</text:span><text:span text:style-name="T132">](</text:span><text:span text:style-name="T20">hint</text:span><text:span text:style-name="T132">) – The method with the symbolic key</text:span></text:p>
      <text:p text:style-name="P54"><text:tab/><text:tab/><text:tab/><text:tab/><text:tab/><text:tab/><text:tab/> <text:s/><text:span text:style-name="T92">Symbol.toPrimitive</text:span><text:span text:style-name="T132"> if such method<text:tab/></text:span></text:p>
      <text:p text:style-name="P54"><text:tab/><text:tab/><text:tab/><text:tab/><text:tab/><text:tab/><text:tab/> <text:s/><text:span text:style-name="T132">exists.</text:span></text:p>
      <text:p text:style-name="P63">2. Otherwise if <text:span text:style-name="T2">hint</text:span> is ‘<text:span text:style-name="T17">string</text:span>’</text:p>
      <text:p text:style-name="P63"><text:s/><text:tab/><text:tab/><text:tab/>try <text:span text:style-name="T17">obj.toString()</text:span> and <text:span text:style-name="T17">obj.valueOf()</text:span> whatever exists.</text:p>
      <text:p text:style-name="P63"/>
      <text:p text:style-name="P63">3. Otherwise if hint is ‘<text:span text:style-name="T17">number</text:span>’ or ‘<text:span text:style-name="T17">default</text:span>’</text:p>
      <text:p text:style-name="P63"><text:tab/><text:tab/><text:tab/>try <text:span text:style-name="T17">obj.valueOf()</text:span> and <text:span text:style-name="T17">obj.toString()</text:span>, whatever exists.</text:p>
      <text:p text:style-name="P63"><text:span text:style-name="T17">Note</text:span>: obj[<text:span text:style-name="T17">Symbol.toPrimitive</text:span>] = function(hint) {</text:p>
      <text:p text:style-name="P63"><text:soft-page-break/><text:tab/><text:tab/><text:tab/><text:tab/><text:tab/>// <text:span text:style-name="T17">Must return a primitive value</text:span></text:p>
      <text:p text:style-name="P63"><text:tab/><text:tab/><text:tab/><text:tab/><text:tab/>// hint = string, number, default</text:p>
      <text:p text:style-name="P63"><text:tab/><text:tab/><text:tab/><text:tab/> <text:s text:c="2"/>}</text:p>
      <text:p text:style-name="P63"/>
      <text:p text:style-name="P63">2. <text:span text:style-name="T16">toString/valueOf</text:span><text:span text:style-name="T133"> : Methods from ancient times.</text:span></text:p>
      <text:p text:style-name="P63"><text:tab/><text:tab/><text:tab/> <text:s text:c="8"/><text:span text:style-name="T133">If there’s no Symbol.toPrimitive then Js tries to find</text:span></text:p>
      <text:p text:style-name="P63"><text:tab/><text:tab/><text:tab/> <text:s text:c="8"/><text:span text:style-name="T133">them and try in order.</text:span></text:p>
      <text:p text:style-name="P63"/>
      <text:p text:style-name="P63"><text:s text:c="3"/><text:span text:style-name="T133">i.e </text:span><text:span text:style-name="T16">toString</text:span><text:span text:style-name="T133"> ------&gt; </text:span><text:span text:style-name="T16">vaueOf</text:span><text:span text:style-name="T133"> for ‘</text:span><text:span text:style-name="T93">string</text:span><text:span text:style-name="T133">’ hint</text:span></text:p>
      <text:p text:style-name="P63"><text:s text:c="8"/><text:span text:style-name="T16">valueOf</text:span><text:span text:style-name="T133"> ------&gt; </text:span><text:span text:style-name="T16">toString</text:span><text:span text:style-name="T133"> </text:span><text:span text:style-name="T93">otherwise</text:span><text:span text:style-name="T133">.</text:span></text:p>
      <text:p text:style-name="P110"><text:s/></text:p>
      <text:p text:style-name="P63"><text:span text:style-name="T133"><text:s text:c="3"/></text:span><text:span text:style-name="T21">NOTE</text:span><text:span text:style-name="T133">: T</text:span><text:span text:style-name="T93">hese Methods must return a primitve value</text:span><text:span text:style-name="T133">. If </text:span><text:span text:style-name="T21">toString </text:span><text:span text:style-name="T133">or </text:span></text:p>
      <text:p text:style-name="P63"><text:span text:style-name="T133"><text:tab/> <text:s text:c="6"/></text:span><text:span text:style-name="T21">valueOf returns an object, then it’s ignored</text:span></text:p>
      <text:p text:style-name="P113"/>
      <text:p text:style-name="P64"><text:s text:c="2"/>By default, a <text:span text:style-name="T52">plain object</text:span> has following <text:span text:style-name="T52">toString</text:span> and <text:span text:style-name="T52">valueOf methods</text:span>.</text:p>
      <text:p text:style-name="P64"/>
      <text:p text:style-name="P64">1. The toString method returns a <text:span text:style-name="T77">string ‘[object Object</text:span>]’</text:p>
      <text:p text:style-name="P64">2. The valueOf method returns the <text:span text:style-name="T77">object itself</text:span>.</text:p>
      <text:p text:style-name="P113"/>
      <text:p text:style-name="P64"><text:span text:style-name="T2">Example</text:span>: let user = { name: ‘Karan’ }</text:p>
      <text:p text:style-name="P64"><text:tab/> <text:s text:c="7"/>alert( user );<text:tab/><text:tab/><text:tab/><text:tab/>// [object Object]</text:p>
      <text:p text:style-name="P64"><text:tab/> <text:s text:c="7"/>alert( user.valueOf() == user ) <text:tab/>// true</text:p>
      <text:p text:style-name="P64"/>
      <text:p text:style-name="P64">In the absence of Symbol.toPrimitive and valueOf, toString will handle all</text:p>
      <text:p text:style-name="P64">primitive conversions.</text:p>
      <text:p text:style-name="P64"/>
      <text:p text:style-name="P65"><text:span text:style-name="T2">Trickest Question</text:span>: </text:p>
      <text:p text:style-name="P65"><text:tab/><text:tab/><text:tab/><text:tab/>let user = {</text:p>
      <text:p text:style-name="P65"><text:tab/><text:tab/><text:tab/><text:tab/><text:tab/><text:tab/>name: ‘Karan’,</text:p>
      <text:p text:style-name="P65"><text:tab/><text:tab/><text:tab/><text:tab/><text:tab/><text:tab/>money: 1000,</text:p>
      <text:p text:style-name="P65"/>
      <text:p text:style-name="P65"><text:tab/><text:tab/><text:tab/><text:tab/><text:tab/><text:tab/>toString() {</text:p>
      <text:p text:style-name="P65"><text:tab/><text:tab/><text:tab/><text:tab/><text:tab/><text:tab/><text:tab/>return { name: ‘Dang’ }</text:p>
      <text:p text:style-name="P65"><text:tab/><text:tab/><text:tab/><text:tab/><text:tab/><text:tab/><text:tab/>}</text:p>
      <text:p text:style-name="P65"><text:tab/><text:tab/><text:tab/><text:tab/><text:tab/><text:tab/>}</text:p>
      <text:p text:style-name="P65"/>
      <text:p text:style-name="P65">Now, <text:span text:style-name="T47">alert( user )</text:span> <text:s/><text:tab/><text:tab/>// <text:span text:style-name="T77">Gives Error</text:span></text:p>
      <text:p text:style-name="P65"><text:span text:style-name="T51">But in the above notes, it is said the error gets ignored, then why</text:span> ?</text:p>
      <text:p text:style-name="P65"><text:soft-page-break/><text:span text:style-name="T2">Solution</text:span>: <text:span text:style-name="T77">alert can only show a string in the dialog box</text:span>. If alert is passed an object, it says ‘ok no problem. I will just call <text:span text:style-name="T2">toString </text:span>of that object and get it’s string representation and show that instead. ToString is then called successfully without any errors but the <text:span text:style-name="T77">return value is not a string</text:span>. Alert is now in panic mode, it doesn’t know what yo do with this object, it throws and error. So techniqually toString never threw an error(even if if didn’t return a string), it’s what called <text:span text:style-name="T17">alert that threw an error</text:span> because it expected a string out of i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1:29:56.947407270</meta:creation-date>
    <dc:date>2021-01-06T12:08:01.875060684</dc:date>
    <meta:editing-duration>PT4H8M19S</meta:editing-duration>
    <meta:editing-cycles>11</meta:editing-cycles>
    <meta:generator>LibreOffice/6.4.4.2$Linux_X86_64 LibreOffice_project/40$Build-2</meta:generator>
    <meta:document-statistic meta:table-count="0" meta:image-count="0" meta:object-count="0" meta:page-count="17" meta:paragraph-count="409" meta:word-count="3010" meta:character-count="18044" meta:non-whitespace-character-count="14564"/>
  </office:meta>
</office:document-meta>
</file>